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" svg:font-family="Helv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84mm"/>
    </style:style>
    <style:style style:name="co3" style:family="table-column">
      <style:table-column-properties fo:break-before="auto" style:column-width="39.42mm"/>
    </style:style>
    <style:style style:name="co4" style:family="table-column">
      <style:table-column-properties fo:break-before="auto" style:column-width="43.06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51.45mm"/>
    </style:style>
    <style:style style:name="co7" style:family="table-column">
      <style:table-column-properties fo:break-before="auto" style:column-width="45.58mm"/>
    </style:style>
    <style:style style:name="co8" style:family="table-column">
      <style:table-column-properties fo:break-before="auto" style:column-width="11.57mm"/>
    </style:style>
    <style:style style:name="co9" style:family="table-column">
      <style:table-column-properties fo:break-before="auto" style:column-width="20.96mm"/>
    </style:style>
    <style:style style:name="co10" style:family="table-column">
      <style:table-column-properties fo:break-before="auto" style:column-width="32.93mm"/>
    </style:style>
    <style:style style:name="co11" style:family="table-column">
      <style:table-column-properties fo:break-before="auto" style:column-width="17.9mm"/>
    </style:style>
    <style:style style:name="co12" style:family="table-column">
      <style:table-column-properties fo:break-before="auto" style:column-width="4.82mm"/>
    </style:style>
    <style:style style:name="co13" style:family="table-column">
      <style:table-column-properties fo:break-before="auto" style:column-width="31.63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5.8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21.17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ta1" style:family="table" style:master-page-name="PageStyle_5f_BD_5f_OS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2" style:family="table-cell" style:parent-style-name="Normal_5f_ASIGNACIONES_20_ORDINARIAS_20_2001_20_-_20_2002_20_-_20_2003">
      <style:table-cell-properties fo:padding="0.71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Normal_5f_ASIGNACIONES_20_ORDINARIAS_20_2001_20_-_20_2002_20_-_20_2003">
      <style:table-cell-properties style:glyph-orientation-vertical="0" fo:background-color="#fff2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Normal_5f_ASIGNACIONES_20_ORDINARIAS_20_2001_20_-_20_2002_20_-_20_2003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Normal_5f_ASIGNACIONES_20_ORDINARIAS_20_2001_20_-_20_2002_20_-_20_2003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Normal_5f_ASIGNACIONES_20_ORDINARIAS_20_2001_20_-_20_2002_20_-_20_2003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5f_ASIGNACIONES_20_ORDINARIAS_20_2001_20_-_20_2002_20_-_20_2003">
      <style:table-cell-properties style:glyph-orientation-vertical="0" fo:background-color="#fff20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Normal_5f_ASIGNACIONES_20_ORDINARIAS_20_2001_20_-_20_2002_20_-_20_200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Normal_5f_ASIGNACIONES_20_ORDINARIAS_20_2001_20_-_20_2002_20_-_20_200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Normal_5f_ASIGNACIONES_20_ORDINARIAS_20_2001_20_-_20_2002_20_-_20_200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="0.99pt solid #000000"/>
    </style:style>
    <style:style style:name="ce1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D_O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40" table:default-cell-style-name="ce32"/>
        <table:table-column table:style-name="co5" table:number-columns-repeated="767" table:default-cell-style-name="Default"/>
        <table:table-header-rows>
          <table:table-row table:style-name="ro1" table:number-rows-repeated="2">
            <table:table-cell table:number-columns-repeated="2"/>
            <table:table-cell table:style-name="ce36" table:number-columns-repeated="2"/>
            <table:table-cell table:number-columns-repeated="1007"/>
          </table:table-row>
          <table:table-row table:style-name="ro2">
            <table:table-cell office:value-type="string" calcext:value-type="string">
              <text:p>ID</text:p>
            </table:table-cell>
            <table:table-cell table:style-name="ce2" office:value-type="string" calcext:value-type="string">
              <text:p>PAIS</text:p>
            </table:table-cell>
            <table:table-cell table:style-name="ce6" office:value-type="string" calcext:value-type="string">
              <text:p>MONEDA DE ASIGNACIÓN</text:p>
            </table:table-cell>
            <table:table-cell table:style-name="ce6" office:value-type="string" calcext:value-type="string">
              <text:p>MONEDA DEL PAÍS</text:p>
            </table:table-cell>
            <table:table-cell table:style-name="ce6" office:value-type="string" calcext:value-type="string">
              <text:p>Simbolo</text:p>
            </table:table-cell>
            <table:table-cell table:style-name="ce45" table:number-columns-repeated="1006"/>
          </table:table-row>
        </table:table-header-rows>
        <table:table-row table:style-name="ro3">
          <table:table-cell/>
          <table:table-cell table:style-name="ce35" office:value-type="string" calcext:value-type="string">
            <text:p>ALEMANIA</text:p>
          </table:table-cell>
          <table:table-cell table:style-name="ce35" office:value-type="string" calcext:value-type="string">
            <text:p>EURO</text:p>
          </table:table-cell>
          <table:table-cell table:style-name="ce35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ARGELIA</text:p>
          </table:table-cell>
          <table:table-cell table:style-name="ce35" office:value-type="string" calcext:value-type="string">
            <text:p>EURO</text:p>
          </table:table-cell>
          <table:table-cell table:style-name="ce35" office:value-type="string" calcext:value-type="string">
            <text:p>Din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ARGENTIN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Peso Argentin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ARABIA SAUDIT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Rial</text:p>
          </table:table-cell>
          <table:table-cell table:style-name="ce46" table:number-columns-repeated="1007"/>
        </table:table-row>
        <table:table-row table:style-name="ro1" table:visibility="filter">
          <table:table-cell/>
          <table:table-cell table:style-name="ce35" office:value-type="string" calcext:value-type="string">
            <text:p>AUSTRALIA</text:p>
          </table:table-cell>
          <table:table-cell table:style-name="ce35" office:value-type="string" calcext:value-type="string">
            <text:p>DÓLAR AUSTRALIANO</text:p>
          </table:table-cell>
          <table:table-cell table:style-name="ce35" office:value-type="string" calcext:value-type="string">
            <text:p>Dólar Australiano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5" office:value-type="string" calcext:value-type="string">
            <text:p>AUSTRIA</text:p>
          </table:table-cell>
          <table:table-cell table:style-name="ce35" office:value-type="string" calcext:value-type="string">
            <text:p>EURO</text:p>
          </table:table-cell>
          <table:table-cell table:style-name="ce35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AZERBAIYAN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Manat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5" office:value-type="string" calcext:value-type="string">
            <text:p>BELGICA</text:p>
          </table:table-cell>
          <table:table-cell table:style-name="ce35" office:value-type="string" calcext:value-type="string">
            <text:p>EURO</text:p>
          </table:table-cell>
          <table:table-cell table:style-name="ce35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BOLIVI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Bolivianos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BRASIL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Real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CANADA</text:p>
          </table:table-cell>
          <table:table-cell table:style-name="ce35" office:value-type="string" calcext:value-type="string">
            <text:p>DÓLAR CANADIENSE</text:p>
          </table:table-cell>
          <table:table-cell table:style-name="ce35" office:value-type="string" calcext:value-type="string">
            <text:p>Dólar Canadiense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CHILE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Pesos Chilenos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CHINA</text:p>
          </table:table-cell>
          <table:table-cell table:style-name="ce35" office:value-type="string" calcext:value-type="string">
            <text:p>DÓLAR AMERICANO</text:p>
          </table:table-cell>
          <table:table-cell table:style-name="ce39" office:value-type="string" calcext:value-type="string">
            <text:p>Remmimbi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COLOMBI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Peso Colombian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CORE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Won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COSTA RIC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Colon Costa Rica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CUB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Peso Cuban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ECUADOR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EGIPTO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Libra Egipcia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EL SALVADOR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Colon El Salvador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5" office:value-type="string" calcext:value-type="string">
            <text:p>ESPAÑA</text:p>
          </table:table-cell>
          <table:table-cell table:style-name="ce35" office:value-type="string" calcext:value-type="string">
            <text:p>EURO</text:p>
          </table:table-cell>
          <table:table-cell table:style-name="ce35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ESTADOS UNIDOS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FEDERACION RUS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Rublo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5" office:value-type="string" calcext:value-type="string">
            <text:p>FINLANDIA</text:p>
          </table:table-cell>
          <table:table-cell table:style-name="ce35" office:value-type="string" calcext:value-type="string">
            <text:p>EURO</text:p>
          </table:table-cell>
          <table:table-cell table:style-name="ce35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5" office:value-type="string" calcext:value-type="string">
            <text:p>FRANCIA</text:p>
          </table:table-cell>
          <table:table-cell table:style-name="ce35" office:value-type="string" calcext:value-type="string">
            <text:p>EURO</text:p>
          </table:table-cell>
          <table:table-cell table:style-name="ce35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GHAN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Cedi</text:p>
          </table:table-cell>
          <table:table-cell table:style-name="ce46" table:number-columns-repeated="1007"/>
        </table:table-row>
        <table:table-row table:style-name="ro2" table:visibility="filter">
          <table:table-cell/>
          <table:table-cell table:style-name="ce35" office:value-type="string" calcext:value-type="string">
            <text:p>GRAN BRETAÑA</text:p>
          </table:table-cell>
          <table:table-cell table:style-name="ce35" office:value-type="string" calcext:value-type="string">
            <text:p>LIBRA ESTERLINA</text:p>
          </table:table-cell>
          <table:table-cell table:style-name="ce35" office:value-type="string" calcext:value-type="string">
            <text:p>Libra Esterlina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5" office:value-type="string" calcext:value-type="string">
            <text:p>GRECIA</text:p>
          </table:table-cell>
          <table:table-cell table:style-name="ce35" office:value-type="string" calcext:value-type="string">
            <text:p>EURO</text:p>
          </table:table-cell>
          <table:table-cell table:style-name="ce35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GUATEMAL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Quetzal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HONDURAS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Lempira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HUNGRIA</text:p>
          </table:table-cell>
          <table:table-cell table:style-name="ce35" office:value-type="string" calcext:value-type="string">
            <text:p>EURO</text:p>
          </table:table-cell>
          <table:table-cell table:style-name="ce35" office:value-type="string" calcext:value-type="string">
            <text:p>Forinto húnga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INDI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Rupia India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INDONESI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Rupia Indonesia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ISRAEL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Shekel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IRLANDA</text:p>
          </table:table-cell>
          <table:table-cell table:style-name="ce35" office:value-type="string" calcext:value-type="string">
            <text:p>EURO</text:p>
          </table:table-cell>
          <table:table-cell table:style-name="ce35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5" office:value-type="string" calcext:value-type="string">
            <text:p>ITALIA</text:p>
          </table:table-cell>
          <table:table-cell table:style-name="ce35" office:value-type="string" calcext:value-type="string">
            <text:p>EURO</text:p>
          </table:table-cell>
          <table:table-cell table:style-name="ce35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1" table:visibility="filter">
          <table:table-cell/>
          <table:table-cell table:style-name="ce35" office:value-type="string" calcext:value-type="string">
            <text:p>JAPON</text:p>
          </table:table-cell>
          <table:table-cell table:style-name="ce35" office:value-type="string" calcext:value-type="string">
            <text:p>YEN</text:p>
          </table:table-cell>
          <table:table-cell table:style-name="ce35" office:value-type="string" calcext:value-type="string">
            <text:p>Yen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KUWAIT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Dinar Kuwaiti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MALASI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Ringgit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MARRUECOS</text:p>
          </table:table-cell>
          <table:table-cell table:style-name="ce35" office:value-type="string" calcext:value-type="string">
            <text:p>EURO</text:p>
          </table:table-cell>
          <table:table-cell table:style-name="ce35" office:value-type="string" calcext:value-type="string">
            <text:p>Dirham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MEXICO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Peso Mexican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NICARAGU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Cordobas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NORUEG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Corona Noruega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NUEVA ZELANDIA</text:p>
          </table:table-cell>
          <table:table-cell table:style-name="ce35"/>
          <table:table-cell table:style-name="ce35" office:value-type="string" calcext:value-type="string">
            <text:p>Dólar neozelandés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5" office:value-type="string" calcext:value-type="string">
            <text:p>PAISES BAJOS</text:p>
          </table:table-cell>
          <table:table-cell table:style-name="ce35" office:value-type="string" calcext:value-type="string">
            <text:p>EURO</text:p>
          </table:table-cell>
          <table:table-cell table:style-name="ce35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PANAM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Balboa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PARAGUAY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Guarani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POLONI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Złoty 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5" office:value-type="string" calcext:value-type="string">
            <text:p>PORTUGAL</text:p>
          </table:table-cell>
          <table:table-cell table:style-name="ce35" office:value-type="string" calcext:value-type="string">
            <text:p>EURO</text:p>
          </table:table-cell>
          <table:table-cell table:style-name="ce35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QATAR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Rial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REPUBLICA CHEC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Corona Checa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REPUBLICA DOMINICAN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Pesos Dominicanos</text:p>
          </table:table-cell>
          <table:table-cell table:style-name="ce46" table:number-columns-repeated="1007"/>
        </table:table-row>
        <table:table-row table:style-name="ro1" table:visibility="filter">
          <table:table-cell/>
          <table:table-cell table:style-name="ce35" office:value-type="string" calcext:value-type="string">
            <text:p>RUMANI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Leu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5" office:value-type="string" calcext:value-type="string">
            <text:p>ITALIA</text:p>
          </table:table-cell>
          <table:table-cell table:style-name="ce35" office:value-type="string" calcext:value-type="string">
            <text:p>EURO</text:p>
          </table:table-cell>
          <table:table-cell table:style-name="ce35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SINGAPUR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Dólar Singapu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SUDAFRIC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Rand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SUIZA</text:p>
          </table:table-cell>
          <table:table-cell table:style-name="ce35" office:value-type="string" calcext:value-type="string">
            <text:p>FRANCO SUIZO</text:p>
          </table:table-cell>
          <table:table-cell table:style-name="ce35" office:value-type="string" calcext:value-type="string">
            <text:p>Franco Suiz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SUECIA</text:p>
          </table:table-cell>
          <table:table-cell table:style-name="ce35" office:value-type="string" calcext:value-type="string">
            <text:p>DÓLAR AMERICANO</text:p>
          </table:table-cell>
          <table:table-cell table:style-name="ce39" office:value-type="string" calcext:value-type="string">
            <text:p>Corona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TAILANDI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Baht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TRINIDAD Y TOBAGO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Dólar de Trinidad y Tobag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TURQUI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Lira Turca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URUGUAY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Peso Uruguay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VENEZUELA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Boliv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5" office:value-type="string" calcext:value-type="string">
            <text:p>VIETNAM</text:p>
          </table:table-cell>
          <table:table-cell table:style-name="ce35" office:value-type="string" calcext:value-type="string">
            <text:p>DÓLAR AMERICANO</text:p>
          </table:table-cell>
          <table:table-cell table:style-name="ce35" office:value-type="string" calcext:value-type="string">
            <text:p>Dong</text:p>
          </table:table-cell>
          <table:table-cell table:style-name="ce46" table:number-columns-repeated="1007"/>
        </table:table-row>
        <table:table-row table:style-name="ro2" table:visibility="filter">
          <table:table-cell/>
          <table:table-cell table:style-name="ce34" office:value-type="string" calcext:value-type="string">
            <text:p>ESTADOS UNIDOS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2">
          <table:table-cell/>
          <table:table-cell table:style-name="ce34" office:value-type="string" calcext:value-type="string">
            <text:p>FRANCIA</text:p>
          </table:table-cell>
          <table:table-cell table:style-name="ce39" office:value-type="string" calcext:value-type="string">
            <text:p>EURO</text:p>
          </table:table-cell>
          <table:table-cell table:style-name="ce39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2" table:visibility="filter">
          <table:table-cell/>
          <table:table-cell table:style-name="ce34" office:value-type="string" calcext:value-type="string">
            <text:p>ESTADOS UNIDOS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2" table:visibility="filter">
          <table:table-cell/>
          <table:table-cell table:style-name="ce34" office:value-type="string" calcext:value-type="string">
            <text:p>CANADA</text:p>
          </table:table-cell>
          <table:table-cell table:style-name="ce39" office:value-type="string" calcext:value-type="string">
            <text:p>DÓLAR CANADIENSE</text:p>
          </table:table-cell>
          <table:table-cell table:style-name="ce39" office:value-type="string" calcext:value-type="string">
            <text:p>Dólar Canadiense</text:p>
          </table:table-cell>
          <table:table-cell table:style-name="ce46" table:number-columns-repeated="1007"/>
        </table:table-row>
        <table:table-row table:style-name="ro2" table:visibility="filter">
          <table:table-cell/>
          <table:table-cell table:style-name="ce34" office:value-type="string" calcext:value-type="string">
            <text:p>SUIZA</text:p>
          </table:table-cell>
          <table:table-cell table:style-name="ce39" office:value-type="string" calcext:value-type="string">
            <text:p>FRANCO SUIZO</text:p>
          </table:table-cell>
          <table:table-cell table:style-name="ce39" office:value-type="string" calcext:value-type="string">
            <text:p>Franco Suizo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4" office:value-type="string" calcext:value-type="string">
            <text:p>PAISES BAJOS</text:p>
          </table:table-cell>
          <table:table-cell table:style-name="ce39" office:value-type="string" calcext:value-type="string">
            <text:p>EURO</text:p>
          </table:table-cell>
          <table:table-cell table:style-name="ce39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CHILE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Pesos Chilenos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ESTADOS UNIDOS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4" office:value-type="string" calcext:value-type="string">
            <text:p>ESPAÑA</text:p>
          </table:table-cell>
          <table:table-cell table:style-name="ce39" office:value-type="string" calcext:value-type="string">
            <text:p>EURO</text:p>
          </table:table-cell>
          <table:table-cell table:style-name="ce39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COLOMBIA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Peso Colombian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ESTADOS UNIDOS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4" office:value-type="string" calcext:value-type="string">
            <text:p>BELGICA</text:p>
          </table:table-cell>
          <table:table-cell table:style-name="ce39" office:value-type="string" calcext:value-type="string">
            <text:p>EURO</text:p>
          </table:table-cell>
          <table:table-cell table:style-name="ce39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ARGENTINA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Peso Argentino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4" office:value-type="string" calcext:value-type="string">
            <text:p>ESPAÑA</text:p>
          </table:table-cell>
          <table:table-cell table:style-name="ce39" office:value-type="string" calcext:value-type="string">
            <text:p>EURO</text:p>
          </table:table-cell>
          <table:table-cell table:style-name="ce39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VENEZUELA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Boliv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ESTADOS UNIDOS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BOLIVIA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Bolivianos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ARGENTINA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Peso Argentino</text:p>
          </table:table-cell>
          <table:table-cell table:style-name="ce46" table:number-columns-repeated="1007"/>
        </table:table-row>
        <table:table-row table:style-name="ro2" table:visibility="filter">
          <table:table-cell/>
          <table:table-cell table:style-name="ce34" office:value-type="string" calcext:value-type="string">
            <text:p>ECUADOR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ESTADOS UNIDOS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ESTADOS UNIDOS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EMIRATOS ÁRABES UNIDOS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irham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BOLIVIA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Bolivianos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4" office:value-type="string" calcext:value-type="string">
            <text:p>ITALIA</text:p>
          </table:table-cell>
          <table:table-cell table:style-name="ce39" office:value-type="string" calcext:value-type="string">
            <text:p>EURO</text:p>
          </table:table-cell>
          <table:table-cell table:style-name="ce39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4" office:value-type="string" calcext:value-type="string">
            <text:p>ALEMANIA</text:p>
          </table:table-cell>
          <table:table-cell table:style-name="ce39" office:value-type="string" calcext:value-type="string">
            <text:p>EURO</text:p>
          </table:table-cell>
          <table:table-cell table:style-name="ce39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4" office:value-type="string" calcext:value-type="string">
            <text:p>ITALIA</text:p>
          </table:table-cell>
          <table:table-cell table:style-name="ce39" office:value-type="string" calcext:value-type="string">
            <text:p>EURO</text:p>
          </table:table-cell>
          <table:table-cell table:style-name="ce39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SUIZA</text:p>
          </table:table-cell>
          <table:table-cell table:style-name="ce39" office:value-type="string" calcext:value-type="string">
            <text:p>FRANCO SUIZO</text:p>
          </table:table-cell>
          <table:table-cell table:style-name="ce39" office:value-type="string" calcext:value-type="string">
            <text:p>Franco Suiz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ECUADOR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CHINA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Remmimbi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4" office:value-type="string" calcext:value-type="string">
            <text:p>ALEMANIA</text:p>
          </table:table-cell>
          <table:table-cell table:style-name="ce39" office:value-type="string" calcext:value-type="string">
            <text:p>EURO</text:p>
          </table:table-cell>
          <table:table-cell table:style-name="ce39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ESTADOS UNIDOS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CHINA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Remmimbi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ESTADOS UNIDOS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CHILE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Pesos Chilenos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BOLIVIA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Bolivianos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ARGENTINA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Peso Argentin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COLOMBIA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Peso Colombiano</text:p>
          </table:table-cell>
          <table:table-cell table:style-name="ce46" table:number-columns-repeated="1007"/>
        </table:table-row>
        <table:table-row table:style-name="ro1" table:visibility="filter">
          <table:table-cell/>
          <table:table-cell table:style-name="ce34" office:value-type="string" calcext:value-type="string">
            <text:p>ECUADOR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GRAN BRETAÑA</text:p>
          </table:table-cell>
          <table:table-cell table:style-name="ce39" office:value-type="string" calcext:value-type="string">
            <text:p>LIBRA ESTERLINA</text:p>
          </table:table-cell>
          <table:table-cell table:style-name="ce39" office:value-type="string" calcext:value-type="string">
            <text:p>Libra Esterlina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ESTADOS UNIDOS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4" table:visibility="filter">
          <table:table-cell/>
          <table:table-cell table:style-name="ce34" office:value-type="string" calcext:value-type="string">
            <text:p>ECUADOR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ECUADOR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4" office:value-type="string" calcext:value-type="string">
            <text:p>ESPAÑA</text:p>
          </table:table-cell>
          <table:table-cell table:style-name="ce39" office:value-type="string" calcext:value-type="string">
            <text:p>EURO</text:p>
          </table:table-cell>
          <table:table-cell table:style-name="ce39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BRASIL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Real</text:p>
          </table:table-cell>
          <table:table-cell table:style-name="ce46" table:number-columns-repeated="1007"/>
        </table:table-row>
        <table:table-row table:style-name="ro2" table:visibility="filter">
          <table:table-cell/>
          <table:table-cell table:style-name="ce34" office:value-type="string" calcext:value-type="string">
            <text:p>COLOMBIA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Peso Colombian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ARGENTINA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Peso Argentin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MEXICO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Peso Mexican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ESTADOS UNIDOS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4" office:value-type="string" calcext:value-type="string">
            <text:p>ITALIA</text:p>
          </table:table-cell>
          <table:table-cell table:style-name="ce39" office:value-type="string" calcext:value-type="string">
            <text:p>EURO</text:p>
          </table:table-cell>
          <table:table-cell table:style-name="ce39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CANADA</text:p>
          </table:table-cell>
          <table:table-cell table:style-name="ce35" office:value-type="string" calcext:value-type="string">
            <text:p>DÓLAR CANADIENSE</text:p>
          </table:table-cell>
          <table:table-cell table:style-name="ce39" office:value-type="string" calcext:value-type="string">
            <text:p>Dólar Canadiense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JAPON</text:p>
          </table:table-cell>
          <table:table-cell table:style-name="ce39" office:value-type="string" calcext:value-type="string">
            <text:p>YEN</text:p>
          </table:table-cell>
          <table:table-cell table:style-name="ce39" office:value-type="string" calcext:value-type="string">
            <text:p>Yen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4" office:value-type="string" calcext:value-type="string">
            <text:p>ALEMANIA</text:p>
          </table:table-cell>
          <table:table-cell table:style-name="ce39" office:value-type="string" calcext:value-type="string">
            <text:p>EURO</text:p>
          </table:table-cell>
          <table:table-cell table:style-name="ce39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ESTADOS UNIDOS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PANAMA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Balboa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4" office:value-type="string" calcext:value-type="string">
            <text:p>FRANCIA</text:p>
          </table:table-cell>
          <table:table-cell table:style-name="ce39" office:value-type="string" calcext:value-type="string">
            <text:p>EURO</text:p>
          </table:table-cell>
          <table:table-cell table:style-name="ce39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ESTADOS UNIDOS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VENEZUELA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Boliv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ECUADOR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BRASIL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Real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BRASIL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Real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4" office:value-type="string" calcext:value-type="string">
            <text:p>ITALIA</text:p>
          </table:table-cell>
          <table:table-cell table:style-name="ce39" office:value-type="string" calcext:value-type="string">
            <text:p>EURO</text:p>
          </table:table-cell>
          <table:table-cell table:style-name="ce39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ESTADOS UNIDOS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BRASIL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Real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BOLIVIA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Bolivianos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CHILE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Pesos Chilenos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4" office:value-type="string" calcext:value-type="string">
            <text:p>ESPAÑA</text:p>
          </table:table-cell>
          <table:table-cell table:style-name="ce39" office:value-type="string" calcext:value-type="string">
            <text:p>EURO</text:p>
          </table:table-cell>
          <table:table-cell table:style-name="ce39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CHINA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Remmimbi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AUSTRALIA</text:p>
          </table:table-cell>
          <table:table-cell table:style-name="ce39" office:value-type="string" calcext:value-type="string">
            <text:p>DÓLAR AUSTRALIANO</text:p>
          </table:table-cell>
          <table:table-cell table:style-name="ce39" office:value-type="string" calcext:value-type="string">
            <text:p>Dólar Australian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JAPON</text:p>
          </table:table-cell>
          <table:table-cell table:style-name="ce39" office:value-type="string" calcext:value-type="string">
            <text:p>YEN</text:p>
          </table:table-cell>
          <table:table-cell table:style-name="ce39" office:value-type="string" calcext:value-type="string">
            <text:p>Yen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CANADA</text:p>
          </table:table-cell>
          <table:table-cell table:style-name="ce35" office:value-type="string" calcext:value-type="string">
            <text:p>DÓLAR CANADIENSE</text:p>
          </table:table-cell>
          <table:table-cell table:style-name="ce39" office:value-type="string" calcext:value-type="string">
            <text:p>Dólar Canadiense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4" office:value-type="string" calcext:value-type="string">
            <text:p>ITALIA</text:p>
          </table:table-cell>
          <table:table-cell table:style-name="ce39" office:value-type="string" calcext:value-type="string">
            <text:p>EURO</text:p>
          </table:table-cell>
          <table:table-cell table:style-name="ce39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>
          <table:table-cell/>
          <table:table-cell table:style-name="ce34" office:value-type="string" calcext:value-type="string">
            <text:p>ESPAÑA</text:p>
          </table:table-cell>
          <table:table-cell table:style-name="ce39" office:value-type="string" calcext:value-type="string">
            <text:p>EURO</text:p>
          </table:table-cell>
          <table:table-cell table:style-name="ce39" office:value-type="string" calcext:value-type="string">
            <text:p>Euro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CHILE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Pesos Chilenos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CANADA</text:p>
          </table:table-cell>
          <table:table-cell table:style-name="ce35" office:value-type="string" calcext:value-type="string">
            <text:p>DÓLAR CANADIENSE</text:p>
          </table:table-cell>
          <table:table-cell table:style-name="ce39" office:value-type="string" calcext:value-type="string">
            <text:p>Dólar Canadiense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ESTADOS UNIDOS</text:p>
          </table:table-cell>
          <table:table-cell table:style-name="ce39" office:value-type="string" calcext:value-type="string">
            <text:p>DÓLAR AMERICANO</text:p>
          </table:table-cell>
          <table:table-cell table:style-name="ce39" office:value-type="string" calcext:value-type="string">
            <text:p>Dólar</text:p>
          </table:table-cell>
          <table:table-cell table:style-name="ce46" table:number-columns-repeated="1007"/>
        </table:table-row>
        <table:table-row table:style-name="ro3" table:visibility="filter">
          <table:table-cell/>
          <table:table-cell table:style-name="ce34" office:value-type="string" calcext:value-type="string">
            <text:p>SUIZA</text:p>
          </table:table-cell>
          <table:table-cell table:style-name="ce39" office:value-type="string" calcext:value-type="string">
            <text:p>FRANCO SUIZO</text:p>
          </table:table-cell>
          <table:table-cell table:style-name="ce39" office:value-type="string" calcext:value-type="string">
            <text:p>Franco Suizo</text:p>
          </table:table-cell>
          <table:table-cell table:style-name="ce46" table:number-columns-repeated="1007"/>
        </table:table-row>
        <table:table-row table:style-name="ro1" table:number-rows-repeated="1048428">
          <table:table-cell table:number-columns-repeated="1011"/>
        </table:table-row>
        <table:table-row table:style-name="ro5" table:number-rows-repeated="4">
          <table:table-cell table:number-columns-repeated="1011"/>
        </table:table-row>
        <table:table-row table:style-name="ro5">
          <table:table-cell table:number-columns-repeated="1011"/>
        </table:table-row>
        <table:named-expressions>
          <table:named-range table:name="A_impresión_IM" table:base-cell-address="" table:cell-range-address="$BD_OSEs.$C$4:.$C$143"/>
          <table:named-range table:name="Excel_BuiltIn_Print_Titles" table:base-cell-address="" table:cell-range-address="$BD_OSEs.$A$1:.$AMJ$3" table:range-usable-as="repeat-column repeat-row"/>
          <table:named-range table:name="Excel_BuiltIn__FilterDatabase" table:base-cell-address="" table:cell-range-address="$BD_OSEs.$B$3:.$D$143"/>
          <table:named-range table:name="Títulos_a_imprimir_IM" table:base-cell-address="" table:cell-range-address="$BD_OSEs.$A$1:.$AMJ$3"/>
          <table:named-range table:name="Z_ADFBA240_12F3_11D5_A7D7_00606775CFF8__wvu_PrintArea" table:base-cell-address="" table:cell-range-address="$BD_OSEs.$C$1:.$C$143"/>
          <table:named-range table:name="Z_ADFBA240_12F3_11D5_A7D7_00606775CFF8__wvu_PrintTitles" table:base-cell-address="" table:cell-range-address="$BD_OSEs.$A$1:.$AMJ$3"/>
          <table:named-expression table:name="_Regression_Int" table:base-cell-address="" table:expression="1"/>
        </table:named-expressions>
      </table:table>
      <table:table table:name="Pivot Table_BD_OSEs_1" table:style-name="ta2">
        <office:forms form:automatic-focus="false" form:apply-design-mode="false"/>
        <table:table-column table:style-name="co6" table:default-cell-style-name="ce11"/>
        <table:table-column table:style-name="co7" table:default-cell-style-name="ce14"/>
        <table:table-column table:style-name="co1" table:default-cell-style-name="ce17"/>
        <table:table-row table:style-name="ro6">
          <table:table-cell table:style-name="ce10" office:value-type="string" calcext:value-type="string">
            <text:p>PAIS</text:p>
          </table:table-cell>
          <table:table-cell table:style-name="ce13" office:value-type="string" calcext:value-type="string">
            <text:p>MONEDA DEL PAÍS</text:p>
          </table:table-cell>
          <table:table-cell table:style-name="ce16" office:value-type="string" calcext:value-type="string">
            <text:p>(empty)</text:p>
          </table:table-cell>
        </table:table-row>
        <table:table-row table:style-name="ro6">
          <table:table-cell office:value-type="string" calcext:value-type="string">
            <text:p>ALEMANIA</text:p>
          </table:table-cell>
          <table:table-cell office:value-type="string" calcext:value-type="string">
            <text:p>Euro</text:p>
          </table:table-cell>
          <table:table-cell/>
        </table:table-row>
        <table:table-row table:style-name="ro6">
          <table:table-cell office:value-type="string" calcext:value-type="string">
            <text:p>ARABIA SAUDITA</text:p>
          </table:table-cell>
          <table:table-cell office:value-type="string" calcext:value-type="string">
            <text:p>Rial</text:p>
          </table:table-cell>
          <table:table-cell/>
        </table:table-row>
        <table:table-row table:style-name="ro6">
          <table:table-cell office:value-type="string" calcext:value-type="string">
            <text:p>ARGELIA</text:p>
          </table:table-cell>
          <table:table-cell office:value-type="string" calcext:value-type="string">
            <text:p>Dinar</text:p>
          </table:table-cell>
          <table:table-cell/>
        </table:table-row>
        <table:table-row table:style-name="ro6">
          <table:table-cell office:value-type="string" calcext:value-type="string">
            <text:p>ARGENTINA</text:p>
          </table:table-cell>
          <table:table-cell office:value-type="string" calcext:value-type="string">
            <text:p>Peso Argentino</text:p>
          </table:table-cell>
          <table:table-cell/>
        </table:table-row>
        <table:table-row table:style-name="ro6">
          <table:table-cell office:value-type="string" calcext:value-type="string">
            <text:p>AUSTRALIA</text:p>
          </table:table-cell>
          <table:table-cell office:value-type="string" calcext:value-type="string">
            <text:p>Dólar Australiano</text:p>
          </table:table-cell>
          <table:table-cell/>
        </table:table-row>
        <table:table-row table:style-name="ro6">
          <table:table-cell office:value-type="string" calcext:value-type="string">
            <text:p>AUSTRIA</text:p>
          </table:table-cell>
          <table:table-cell office:value-type="string" calcext:value-type="string">
            <text:p>Euro</text:p>
          </table:table-cell>
          <table:table-cell/>
        </table:table-row>
        <table:table-row table:style-name="ro6">
          <table:table-cell office:value-type="string" calcext:value-type="string">
            <text:p>AZERBAIYAN</text:p>
          </table:table-cell>
          <table:table-cell office:value-type="string" calcext:value-type="string">
            <text:p>Manat</text:p>
          </table:table-cell>
          <table:table-cell/>
        </table:table-row>
        <table:table-row table:style-name="ro6">
          <table:table-cell office:value-type="string" calcext:value-type="string">
            <text:p>BELGICA</text:p>
          </table:table-cell>
          <table:table-cell office:value-type="string" calcext:value-type="string">
            <text:p>Euro</text:p>
          </table:table-cell>
          <table:table-cell/>
        </table:table-row>
        <table:table-row table:style-name="ro6">
          <table:table-cell office:value-type="string" calcext:value-type="string">
            <text:p>BOLIVIA</text:p>
          </table:table-cell>
          <table:table-cell office:value-type="string" calcext:value-type="string">
            <text:p>Bolivianos</text:p>
          </table:table-cell>
          <table:table-cell/>
        </table:table-row>
        <table:table-row table:style-name="ro6">
          <table:table-cell office:value-type="string" calcext:value-type="string">
            <text:p>BRASIL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6">
          <table:table-cell office:value-type="string" calcext:value-type="string">
            <text:p>CANADA</text:p>
          </table:table-cell>
          <table:table-cell office:value-type="string" calcext:value-type="string">
            <text:p>Dólar Canadiense</text:p>
          </table:table-cell>
          <table:table-cell/>
        </table:table-row>
        <table:table-row table:style-name="ro6">
          <table:table-cell office:value-type="string" calcext:value-type="string">
            <text:p>CHILE</text:p>
          </table:table-cell>
          <table:table-cell office:value-type="string" calcext:value-type="string">
            <text:p>Pesos Chilenos</text:p>
          </table:table-cell>
          <table:table-cell/>
        </table:table-row>
        <table:table-row table:style-name="ro6">
          <table:table-cell office:value-type="string" calcext:value-type="string">
            <text:p>CHINA</text:p>
          </table:table-cell>
          <table:table-cell office:value-type="string" calcext:value-type="string">
            <text:p>Remmimbi</text:p>
          </table:table-cell>
          <table:table-cell/>
        </table:table-row>
        <table:table-row table:style-name="ro6">
          <table:table-cell office:value-type="string" calcext:value-type="string">
            <text:p>COLOMBIA</text:p>
          </table:table-cell>
          <table:table-cell office:value-type="string" calcext:value-type="string">
            <text:p>Peso Colombiano</text:p>
          </table:table-cell>
          <table:table-cell/>
        </table:table-row>
        <table:table-row table:style-name="ro6">
          <table:table-cell office:value-type="string" calcext:value-type="string">
            <text:p>COREA</text:p>
          </table:table-cell>
          <table:table-cell office:value-type="string" calcext:value-type="string">
            <text:p>Won</text:p>
          </table:table-cell>
          <table:table-cell/>
        </table:table-row>
        <table:table-row table:style-name="ro6">
          <table:table-cell office:value-type="string" calcext:value-type="string">
            <text:p>COSTA RICA</text:p>
          </table:table-cell>
          <table:table-cell office:value-type="string" calcext:value-type="string">
            <text:p>Colon Costa Rica</text:p>
          </table:table-cell>
          <table:table-cell/>
        </table:table-row>
        <table:table-row table:style-name="ro6">
          <table:table-cell office:value-type="string" calcext:value-type="string">
            <text:p>CUBA</text:p>
          </table:table-cell>
          <table:table-cell office:value-type="string" calcext:value-type="string">
            <text:p>Peso Cubano</text:p>
          </table:table-cell>
          <table:table-cell/>
        </table:table-row>
        <table:table-row table:style-name="ro6">
          <table:table-cell office:value-type="string" calcext:value-type="string">
            <text:p>ECUADOR</text:p>
          </table:table-cell>
          <table:table-cell office:value-type="string" calcext:value-type="string">
            <text:p>Dólar</text:p>
          </table:table-cell>
          <table:table-cell/>
        </table:table-row>
        <table:table-row table:style-name="ro6">
          <table:table-cell office:value-type="string" calcext:value-type="string">
            <text:p>EGIPTO</text:p>
          </table:table-cell>
          <table:table-cell office:value-type="string" calcext:value-type="string">
            <text:p>Libra Egipcia</text:p>
          </table:table-cell>
          <table:table-cell/>
        </table:table-row>
        <table:table-row table:style-name="ro6">
          <table:table-cell office:value-type="string" calcext:value-type="string">
            <text:p>EL SALVADOR</text:p>
          </table:table-cell>
          <table:table-cell office:value-type="string" calcext:value-type="string">
            <text:p>Colon El Salvador</text:p>
          </table:table-cell>
          <table:table-cell/>
        </table:table-row>
        <table:table-row table:style-name="ro6">
          <table:table-cell office:value-type="string" calcext:value-type="string">
            <text:p>EMIRATOS ÁRABES UNIDOS</text:p>
          </table:table-cell>
          <table:table-cell office:value-type="string" calcext:value-type="string">
            <text:p>Dirham</text:p>
          </table:table-cell>
          <table:table-cell/>
        </table:table-row>
        <table:table-row table:style-name="ro6">
          <table:table-cell office:value-type="string" calcext:value-type="string">
            <text:p>ESPAÑA</text:p>
          </table:table-cell>
          <table:table-cell office:value-type="string" calcext:value-type="string">
            <text:p>Euro</text:p>
          </table:table-cell>
          <table:table-cell/>
        </table:table-row>
        <table:table-row table:style-name="ro6">
          <table:table-cell office:value-type="string" calcext:value-type="string">
            <text:p>ESTADOS UNIDOS</text:p>
          </table:table-cell>
          <table:table-cell office:value-type="string" calcext:value-type="string">
            <text:p>Dólar</text:p>
          </table:table-cell>
          <table:table-cell/>
        </table:table-row>
        <table:table-row table:style-name="ro6">
          <table:table-cell office:value-type="string" calcext:value-type="string">
            <text:p>FEDERACION RUSA</text:p>
          </table:table-cell>
          <table:table-cell office:value-type="string" calcext:value-type="string">
            <text:p>Rublo</text:p>
          </table:table-cell>
          <table:table-cell/>
        </table:table-row>
        <table:table-row table:style-name="ro6">
          <table:table-cell office:value-type="string" calcext:value-type="string">
            <text:p>FINLANDIA</text:p>
          </table:table-cell>
          <table:table-cell office:value-type="string" calcext:value-type="string">
            <text:p>Euro</text:p>
          </table:table-cell>
          <table:table-cell/>
        </table:table-row>
        <table:table-row table:style-name="ro6">
          <table:table-cell office:value-type="string" calcext:value-type="string">
            <text:p>FRANCIA</text:p>
          </table:table-cell>
          <table:table-cell office:value-type="string" calcext:value-type="string">
            <text:p>Euro</text:p>
          </table:table-cell>
          <table:table-cell/>
        </table:table-row>
        <table:table-row table:style-name="ro6">
          <table:table-cell office:value-type="string" calcext:value-type="string">
            <text:p>GHANA</text:p>
          </table:table-cell>
          <table:table-cell office:value-type="string" calcext:value-type="string">
            <text:p>Cedi</text:p>
          </table:table-cell>
          <table:table-cell/>
        </table:table-row>
        <table:table-row table:style-name="ro6">
          <table:table-cell office:value-type="string" calcext:value-type="string">
            <text:p>GRAN BRETAÑA</text:p>
          </table:table-cell>
          <table:table-cell office:value-type="string" calcext:value-type="string">
            <text:p>Libra Esterlina</text:p>
          </table:table-cell>
          <table:table-cell/>
        </table:table-row>
        <table:table-row table:style-name="ro6">
          <table:table-cell office:value-type="string" calcext:value-type="string">
            <text:p>GRECIA</text:p>
          </table:table-cell>
          <table:table-cell office:value-type="string" calcext:value-type="string">
            <text:p>Euro</text:p>
          </table:table-cell>
          <table:table-cell/>
        </table:table-row>
        <table:table-row table:style-name="ro6">
          <table:table-cell office:value-type="string" calcext:value-type="string">
            <text:p>GUATEMALA</text:p>
          </table:table-cell>
          <table:table-cell office:value-type="string" calcext:value-type="string">
            <text:p>Quetzal</text:p>
          </table:table-cell>
          <table:table-cell/>
        </table:table-row>
        <table:table-row table:style-name="ro6">
          <table:table-cell office:value-type="string" calcext:value-type="string">
            <text:p>HONDURAS</text:p>
          </table:table-cell>
          <table:table-cell office:value-type="string" calcext:value-type="string">
            <text:p>Lempira</text:p>
          </table:table-cell>
          <table:table-cell/>
        </table:table-row>
        <table:table-row table:style-name="ro6">
          <table:table-cell office:value-type="string" calcext:value-type="string">
            <text:p>HUNGRIA</text:p>
          </table:table-cell>
          <table:table-cell office:value-type="string" calcext:value-type="string">
            <text:p>Forinto húngaro</text:p>
          </table:table-cell>
          <table:table-cell/>
        </table:table-row>
        <table:table-row table:style-name="ro6">
          <table:table-cell office:value-type="string" calcext:value-type="string">
            <text:p>INDIA</text:p>
          </table:table-cell>
          <table:table-cell office:value-type="string" calcext:value-type="string">
            <text:p>Rupia India</text:p>
          </table:table-cell>
          <table:table-cell/>
        </table:table-row>
        <table:table-row table:style-name="ro6">
          <table:table-cell office:value-type="string" calcext:value-type="string">
            <text:p>INDONESIA</text:p>
          </table:table-cell>
          <table:table-cell office:value-type="string" calcext:value-type="string">
            <text:p>Rupia Indonesia</text:p>
          </table:table-cell>
          <table:table-cell/>
        </table:table-row>
        <table:table-row table:style-name="ro6">
          <table:table-cell office:value-type="string" calcext:value-type="string">
            <text:p>IRLANDA</text:p>
          </table:table-cell>
          <table:table-cell office:value-type="string" calcext:value-type="string">
            <text:p>Dólar</text:p>
          </table:table-cell>
          <table:table-cell/>
        </table:table-row>
        <table:table-row table:style-name="ro6">
          <table:table-cell office:value-type="string" calcext:value-type="string">
            <text:p>ISRAEL</text:p>
          </table:table-cell>
          <table:table-cell office:value-type="string" calcext:value-type="string">
            <text:p>Shekel</text:p>
          </table:table-cell>
          <table:table-cell/>
        </table:table-row>
        <table:table-row table:style-name="ro6">
          <table:table-cell office:value-type="string" calcext:value-type="string">
            <text:p>ITALIA</text:p>
          </table:table-cell>
          <table:table-cell office:value-type="string" calcext:value-type="string">
            <text:p>Euro</text:p>
          </table:table-cell>
          <table:table-cell/>
        </table:table-row>
        <table:table-row table:style-name="ro6">
          <table:table-cell office:value-type="string" calcext:value-type="string">
            <text:p>JAPON</text:p>
          </table:table-cell>
          <table:table-cell office:value-type="string" calcext:value-type="string">
            <text:p>Yen</text:p>
          </table:table-cell>
          <table:table-cell/>
        </table:table-row>
        <table:table-row table:style-name="ro6">
          <table:table-cell office:value-type="string" calcext:value-type="string">
            <text:p>KUWAIT</text:p>
          </table:table-cell>
          <table:table-cell office:value-type="string" calcext:value-type="string">
            <text:p>Dinar Kuwaiti</text:p>
          </table:table-cell>
          <table:table-cell/>
        </table:table-row>
        <table:table-row table:style-name="ro6">
          <table:table-cell office:value-type="string" calcext:value-type="string">
            <text:p>MALASIA</text:p>
          </table:table-cell>
          <table:table-cell office:value-type="string" calcext:value-type="string">
            <text:p>Ringgit</text:p>
          </table:table-cell>
          <table:table-cell/>
        </table:table-row>
        <table:table-row table:style-name="ro6">
          <table:table-cell office:value-type="string" calcext:value-type="string">
            <text:p>MARRUECOS</text:p>
          </table:table-cell>
          <table:table-cell office:value-type="string" calcext:value-type="string">
            <text:p>Dirham</text:p>
          </table:table-cell>
          <table:table-cell/>
        </table:table-row>
        <table:table-row table:style-name="ro6">
          <table:table-cell office:value-type="string" calcext:value-type="string">
            <text:p>MEXICO</text:p>
          </table:table-cell>
          <table:table-cell office:value-type="string" calcext:value-type="string">
            <text:p>Peso Mexicano</text:p>
          </table:table-cell>
          <table:table-cell/>
        </table:table-row>
        <table:table-row table:style-name="ro6">
          <table:table-cell office:value-type="string" calcext:value-type="string">
            <text:p>NICARAGUA</text:p>
          </table:table-cell>
          <table:table-cell office:value-type="string" calcext:value-type="string">
            <text:p>Cordobas</text:p>
          </table:table-cell>
          <table:table-cell/>
        </table:table-row>
        <table:table-row table:style-name="ro6">
          <table:table-cell office:value-type="string" calcext:value-type="string">
            <text:p>NORUEGA</text:p>
          </table:table-cell>
          <table:table-cell office:value-type="string" calcext:value-type="string">
            <text:p>Corona Noruega</text:p>
          </table:table-cell>
          <table:table-cell/>
        </table:table-row>
        <table:table-row table:style-name="ro6">
          <table:table-cell office:value-type="string" calcext:value-type="string">
            <text:p>NUEVA ZELANDIA</text:p>
          </table:table-cell>
          <table:table-cell office:value-type="string" calcext:value-type="string">
            <text:p>Dólar neozelandés</text:p>
          </table:table-cell>
          <table:table-cell/>
        </table:table-row>
        <table:table-row table:style-name="ro6">
          <table:table-cell office:value-type="string" calcext:value-type="string">
            <text:p>PAISES BAJOS</text:p>
          </table:table-cell>
          <table:table-cell office:value-type="string" calcext:value-type="string">
            <text:p>Euro</text:p>
          </table:table-cell>
          <table:table-cell/>
        </table:table-row>
        <table:table-row table:style-name="ro6">
          <table:table-cell office:value-type="string" calcext:value-type="string">
            <text:p>PANAMA</text:p>
          </table:table-cell>
          <table:table-cell office:value-type="string" calcext:value-type="string">
            <text:p>Balboa</text:p>
          </table:table-cell>
          <table:table-cell/>
        </table:table-row>
        <table:table-row table:style-name="ro6">
          <table:table-cell office:value-type="string" calcext:value-type="string">
            <text:p>PARAGUAY</text:p>
          </table:table-cell>
          <table:table-cell office:value-type="string" calcext:value-type="string">
            <text:p>Guarani</text:p>
          </table:table-cell>
          <table:table-cell/>
        </table:table-row>
        <table:table-row table:style-name="ro6">
          <table:table-cell office:value-type="string" calcext:value-type="string">
            <text:p>POLONIA</text:p>
          </table:table-cell>
          <table:table-cell office:value-type="string" calcext:value-type="string">
            <text:p>Złoty </text:p>
          </table:table-cell>
          <table:table-cell/>
        </table:table-row>
        <table:table-row table:style-name="ro6">
          <table:table-cell office:value-type="string" calcext:value-type="string">
            <text:p>PORTUGAL</text:p>
          </table:table-cell>
          <table:table-cell office:value-type="string" calcext:value-type="string">
            <text:p>Euro</text:p>
          </table:table-cell>
          <table:table-cell/>
        </table:table-row>
        <table:table-row table:style-name="ro6">
          <table:table-cell office:value-type="string" calcext:value-type="string">
            <text:p>QATAR</text:p>
          </table:table-cell>
          <table:table-cell office:value-type="string" calcext:value-type="string">
            <text:p>Rial</text:p>
          </table:table-cell>
          <table:table-cell/>
        </table:table-row>
        <table:table-row table:style-name="ro6">
          <table:table-cell office:value-type="string" calcext:value-type="string">
            <text:p>REPUBLICA CHECA</text:p>
          </table:table-cell>
          <table:table-cell office:value-type="string" calcext:value-type="string">
            <text:p>Corona Checa</text:p>
          </table:table-cell>
          <table:table-cell/>
        </table:table-row>
        <table:table-row table:style-name="ro6">
          <table:table-cell office:value-type="string" calcext:value-type="string">
            <text:p>REPUBLICA DOMINICANA</text:p>
          </table:table-cell>
          <table:table-cell office:value-type="string" calcext:value-type="string">
            <text:p>Pesos Dominicanos</text:p>
          </table:table-cell>
          <table:table-cell/>
        </table:table-row>
        <table:table-row table:style-name="ro6">
          <table:table-cell office:value-type="string" calcext:value-type="string">
            <text:p>RUMANIA</text:p>
          </table:table-cell>
          <table:table-cell office:value-type="string" calcext:value-type="string">
            <text:p>Leu</text:p>
          </table:table-cell>
          <table:table-cell/>
        </table:table-row>
        <table:table-row table:style-name="ro6">
          <table:table-cell office:value-type="string" calcext:value-type="string">
            <text:p>SINGAPUR</text:p>
          </table:table-cell>
          <table:table-cell office:value-type="string" calcext:value-type="string">
            <text:p>Dólar Singapur</text:p>
          </table:table-cell>
          <table:table-cell/>
        </table:table-row>
        <table:table-row table:style-name="ro6">
          <table:table-cell office:value-type="string" calcext:value-type="string">
            <text:p>SUDAFRICA</text:p>
          </table:table-cell>
          <table:table-cell office:value-type="string" calcext:value-type="string">
            <text:p>Rand</text:p>
          </table:table-cell>
          <table:table-cell/>
        </table:table-row>
        <table:table-row table:style-name="ro6">
          <table:table-cell office:value-type="string" calcext:value-type="string">
            <text:p>SUECIA</text:p>
          </table:table-cell>
          <table:table-cell office:value-type="string" calcext:value-type="string">
            <text:p>Corona</text:p>
          </table:table-cell>
          <table:table-cell/>
        </table:table-row>
        <table:table-row table:style-name="ro6">
          <table:table-cell office:value-type="string" calcext:value-type="string">
            <text:p>SUIZA</text:p>
          </table:table-cell>
          <table:table-cell office:value-type="string" calcext:value-type="string">
            <text:p>Franco Suizo</text:p>
          </table:table-cell>
          <table:table-cell/>
        </table:table-row>
        <table:table-row table:style-name="ro6">
          <table:table-cell office:value-type="string" calcext:value-type="string">
            <text:p>TAILANDIA</text:p>
          </table:table-cell>
          <table:table-cell office:value-type="string" calcext:value-type="string">
            <text:p>Baht</text:p>
          </table:table-cell>
          <table:table-cell/>
        </table:table-row>
        <table:table-row table:style-name="ro6">
          <table:table-cell office:value-type="string" calcext:value-type="string">
            <text:p>TRINIDAD Y TOBAGO</text:p>
          </table:table-cell>
          <table:table-cell office:value-type="string" calcext:value-type="string">
            <text:p>Dólar de Trinidad y Tobago</text:p>
          </table:table-cell>
          <table:table-cell/>
        </table:table-row>
        <table:table-row table:style-name="ro6">
          <table:table-cell office:value-type="string" calcext:value-type="string">
            <text:p>TURQUIA</text:p>
          </table:table-cell>
          <table:table-cell office:value-type="string" calcext:value-type="string">
            <text:p>Lira Turca</text:p>
          </table:table-cell>
          <table:table-cell/>
        </table:table-row>
        <table:table-row table:style-name="ro6">
          <table:table-cell office:value-type="string" calcext:value-type="string">
            <text:p>URUGUAY</text:p>
          </table:table-cell>
          <table:table-cell office:value-type="string" calcext:value-type="string">
            <text:p>Peso Uruguay</text:p>
          </table:table-cell>
          <table:table-cell/>
        </table:table-row>
        <table:table-row table:style-name="ro6">
          <table:table-cell office:value-type="string" calcext:value-type="string">
            <text:p>VENEZUELA</text:p>
          </table:table-cell>
          <table:table-cell office:value-type="string" calcext:value-type="string">
            <text:p>Bolivar</text:p>
          </table:table-cell>
          <table:table-cell/>
        </table:table-row>
        <table:table-row table:style-name="ro6">
          <table:table-cell office:value-type="string" calcext:value-type="string">
            <text:p>VIETNAM</text:p>
          </table:table-cell>
          <table:table-cell office:value-type="string" calcext:value-type="string">
            <text:p>Dong</text:p>
          </table:table-cell>
          <table:table-cell/>
        </table:table-row>
        <table:table-row table:style-name="ro6">
          <table:table-cell table:style-name="ce12" office:value-type="string" calcext:value-type="string">
            <text:p>Total Result</text:p>
          </table:table-cell>
          <table:table-cell table:style-name="ce15"/>
          <table:table-cell table:style-name="ce18"/>
        </table:table-row>
      </table:table>
      <table:table table:name="Sheet3" table:style-name="ta2">
        <office:forms form:automatic-focus="false" form:apply-design-mode="false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row table:style-name="ro7">
          <table:table-cell office:value-type="string" calcext:value-type="string">
            <text:p>ID</text:p>
          </table:table-cell>
          <table:table-cell office:value-type="string" calcext:value-type="string">
            <text:p>MONEDA DEL PAÍS</text:p>
          </table:table-cell>
          <table:table-cell office:value-type="string" calcext:value-type="string">
            <text:p>Simbolo</text:p>
          </table:table-cell>
          <table:table-cell office:value-type="string" calcext:value-type="string">
            <text:p>ParaAsignacion</text:p>
          </table:table-cell>
          <table:table-cell office:value-type="string" calcext:value-type="string">
            <text:p>idPais</text:p>
          </table:table-cell>
          <table:table-cell office:value-type="string" calcext:value-type="string">
            <text:p>PAIS</text:p>
          </table:table-cell>
          <table:table-cell table:number-columns-repeated="5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2]&amp;[.A2]&amp;[.H2]&amp;[.I2]&amp;[.B2]&amp;[.I2]&amp;[.H2]&amp;[.I2]&amp;[.C2]&amp;[.I2]&amp;[.H2]&amp;[.I2]&amp;[.D2]&amp;[.I2]&amp;[.H2]&amp;[.E2]&amp;[.J2]&amp;[.H2]" office:value-type="string" office:string-value="(1, 'Euro', 'EUR', 'Si', 1), " calcext:value-type="string">
            <text:p>(1, 'Euro', 'EUR', 'Si', 1), 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Ryal Saudi</text:p>
          </table:table-cell>
          <table:table-cell table:style-name="ce19" office:value-type="string" calcext:value-type="string">
            <text:p>SAR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ABIA SAUDIT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3]&amp;[.A3]&amp;[.H3]&amp;[.I3]&amp;[.B3]&amp;[.I3]&amp;[.H3]&amp;[.I3]&amp;[.C3]&amp;[.I3]&amp;[.H3]&amp;[.I3]&amp;[.D3]&amp;[.I3]&amp;[.H3]&amp;[.E3]&amp;[.J3]&amp;[.H3]" office:value-type="string" office:string-value="(2, 'Ryal Saudi', 'SAR', 'No', 2), " calcext:value-type="string">
            <text:p>(2, 'Ryal Saudi', 'SAR', 'No', 2), 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DZ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L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4]&amp;[.A4]&amp;[.H4]&amp;[.I4]&amp;[.B4]&amp;[.I4]&amp;[.H4]&amp;[.I4]&amp;[.C4]&amp;[.I4]&amp;[.H4]&amp;[.I4]&amp;[.D4]&amp;[.I4]&amp;[.H4]&amp;[.E4]&amp;[.J4]&amp;[.H4]" office:value-type="string" office:string-value="(3, 'Dinar', 'DZD', 'No', 3), " calcext:value-type="string">
            <text:p>(3, 'Dinar', 'DZD', 'No', 3), 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eso Argentino</text:p>
          </table:table-cell>
          <table:table-cell table:style-name="ce19" office:value-type="string" calcext:value-type="string">
            <text:p>AR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5]&amp;[.A5]&amp;[.H5]&amp;[.I5]&amp;[.B5]&amp;[.I5]&amp;[.H5]&amp;[.I5]&amp;[.C5]&amp;[.I5]&amp;[.H5]&amp;[.I5]&amp;[.D5]&amp;[.I5]&amp;[.H5]&amp;[.E5]&amp;[.J5]&amp;[.H5]" office:value-type="string" office:string-value="(4, 'Peso Argentino', 'ARS', 'No', 4), " calcext:value-type="string">
            <text:p>(4, 'Peso Argentino', 'ARS', 'No', 4), 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Dólar Australiano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S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6]&amp;[.A6]&amp;[.H6]&amp;[.I6]&amp;[.B6]&amp;[.I6]&amp;[.H6]&amp;[.I6]&amp;[.C6]&amp;[.I6]&amp;[.H6]&amp;[.I6]&amp;[.D6]&amp;[.I6]&amp;[.H6]&amp;[.E6]&amp;[.J6]&amp;[.H6]" office:value-type="string" office:string-value="(5, 'Dólar Australiano', 'AUD', 'Si', 5), " calcext:value-type="string">
            <text:p>(5, 'Dólar Australiano', 'AUD', 'Si', 5), 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7]&amp;[.A7]&amp;[.H7]&amp;[.I7]&amp;[.B7]&amp;[.I7]&amp;[.H7]&amp;[.I7]&amp;[.C7]&amp;[.I7]&amp;[.H7]&amp;[.I7]&amp;[.D7]&amp;[.I7]&amp;[.H7]&amp;[.E7]&amp;[.J7]&amp;[.H7]" office:value-type="string" office:string-value="(6, 'Euro', 'EUR', 'Si', 6), " calcext:value-type="string">
            <text:p>(6, 'Euro', 'EUR', 'Si', 6), 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nat</text:p>
          </table:table-cell>
          <table:table-cell table:style-name="ce19" office:value-type="string" calcext:value-type="string">
            <text:p>AZN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ZERBAIYA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8]&amp;[.A8]&amp;[.H8]&amp;[.I8]&amp;[.B8]&amp;[.I8]&amp;[.H8]&amp;[.I8]&amp;[.C8]&amp;[.I8]&amp;[.H8]&amp;[.I8]&amp;[.D8]&amp;[.I8]&amp;[.H8]&amp;[.E8]&amp;[.J8]&amp;[.H8]" office:value-type="string" office:string-value="(7, 'Manat', 'AZN', 'No', 7), " calcext:value-type="string">
            <text:p>(7, 'Manat', 'AZN', 'No', 7), 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LGIC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9]&amp;[.A9]&amp;[.H9]&amp;[.I9]&amp;[.B9]&amp;[.I9]&amp;[.H9]&amp;[.I9]&amp;[.C9]&amp;[.I9]&amp;[.H9]&amp;[.I9]&amp;[.D9]&amp;[.I9]&amp;[.H9]&amp;[.E9]&amp;[.J9]&amp;[.H9]" office:value-type="string" office:string-value="(8, 'Euro', 'EUR', 'Si', 8), " calcext:value-type="string">
            <text:p>(8, 'Euro', 'EUR', 'Si', 8), 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Bolivianos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10]&amp;[.A10]&amp;[.H10]&amp;[.I10]&amp;[.B10]&amp;[.I10]&amp;[.H10]&amp;[.I10]&amp;[.C10]&amp;[.I10]&amp;[.H10]&amp;[.I10]&amp;[.D10]&amp;[.I10]&amp;[.H10]&amp;[.E10]&amp;[.J10]&amp;[.H10]" office:value-type="string" office:string-value="(9, 'Bolivianos', 'BOB', 'No', 9), " calcext:value-type="string">
            <text:p>(9, 'Bolivianos', 'BOB', 'No', 9), 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L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11]&amp;[.A11]&amp;[.H11]&amp;[.I11]&amp;[.B11]&amp;[.I11]&amp;[.H11]&amp;[.I11]&amp;[.C11]&amp;[.I11]&amp;[.H11]&amp;[.I11]&amp;[.D11]&amp;[.I11]&amp;[.H11]&amp;[.E11]&amp;[.J11]&amp;[.H11]" office:value-type="string" office:string-value="(10, 'Real', 'BRL', 'No', 10), " calcext:value-type="string">
            <text:p>(10, 'Real', 'BRL', 'No', 10), 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Dólar Canadiens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S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12]&amp;[.A12]&amp;[.H12]&amp;[.I12]&amp;[.B12]&amp;[.I12]&amp;[.H12]&amp;[.I12]&amp;[.C12]&amp;[.I12]&amp;[.H12]&amp;[.I12]&amp;[.D12]&amp;[.I12]&amp;[.H12]&amp;[.E12]&amp;[.J12]&amp;[.H12]" office:value-type="string" office:string-value="(11, 'Dólar Canadiense', 'CAD', 'Si', 11), " calcext:value-type="string">
            <text:p>(11, 'Dólar Canadiense', 'CAD', 'Si', 11), 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Pesos Chilenos</text:p>
          </table:table-cell>
          <table:table-cell table:style-name="ce19" office:value-type="string" calcext:value-type="string">
            <text:p>CLP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13]&amp;[.A13]&amp;[.H13]&amp;[.I13]&amp;[.B13]&amp;[.I13]&amp;[.H13]&amp;[.I13]&amp;[.C13]&amp;[.I13]&amp;[.H13]&amp;[.I13]&amp;[.D13]&amp;[.I13]&amp;[.H13]&amp;[.E13]&amp;[.J13]&amp;[.H13]" office:value-type="string" office:string-value="(12, 'Pesos Chilenos', 'CLP', 'No', 12), " calcext:value-type="string">
            <text:p>(12, 'Pesos Chilenos', 'CLP', 'No', 12), </text:p>
          </table:table-cell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Remmimbi</text:p>
          </table:table-cell>
          <table:table-cell table:style-name="ce19" office:value-type="string" calcext:value-type="string">
            <text:p>CNY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14]&amp;[.A14]&amp;[.H14]&amp;[.I14]&amp;[.B14]&amp;[.I14]&amp;[.H14]&amp;[.I14]&amp;[.C14]&amp;[.I14]&amp;[.H14]&amp;[.I14]&amp;[.D14]&amp;[.I14]&amp;[.H14]&amp;[.E14]&amp;[.J14]&amp;[.H14]" office:value-type="string" office:string-value="(13, 'Remmimbi', 'CNY', 'No', 13), " calcext:value-type="string">
            <text:p>(13, 'Remmimbi', 'CNY', 'No', 13), 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Peso Colombiano</text:p>
          </table:table-cell>
          <table:table-cell table:style-name="ce19" office:value-type="string" calcext:value-type="string">
            <text:p>COP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15]&amp;[.A15]&amp;[.H15]&amp;[.I15]&amp;[.B15]&amp;[.I15]&amp;[.H15]&amp;[.I15]&amp;[.C15]&amp;[.I15]&amp;[.H15]&amp;[.I15]&amp;[.D15]&amp;[.I15]&amp;[.H15]&amp;[.E15]&amp;[.J15]&amp;[.H15]" office:value-type="string" office:string-value="(14, 'Peso Colombiano', 'COP', 'No', 14), " calcext:value-type="string">
            <text:p>(14, 'Peso Colombiano', 'COP', 'No', 14), 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KRW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RE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16]&amp;[.A16]&amp;[.H16]&amp;[.I16]&amp;[.B16]&amp;[.I16]&amp;[.H16]&amp;[.I16]&amp;[.C16]&amp;[.I16]&amp;[.H16]&amp;[.I16]&amp;[.D16]&amp;[.I16]&amp;[.H16]&amp;[.E16]&amp;[.J16]&amp;[.H16]" office:value-type="string" office:string-value="(15, 'Won', 'KRW', 'No', 15), " calcext:value-type="string">
            <text:p>(15, 'Won', 'KRW', 'No', 15), </text:p>
          </table:table-cell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Colon Costa Rica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17]&amp;[.A17]&amp;[.H17]&amp;[.I17]&amp;[.B17]&amp;[.I17]&amp;[.H17]&amp;[.I17]&amp;[.C17]&amp;[.I17]&amp;[.H17]&amp;[.I17]&amp;[.D17]&amp;[.I17]&amp;[.H17]&amp;[.E17]&amp;[.J17]&amp;[.H17]" office:value-type="string" office:string-value="(16, 'Colon Costa Rica', 'CRC', 'No', 16), " calcext:value-type="string">
            <text:p>(16, 'Colon Costa Rica', 'CRC', 'No', 16), </text:p>
          </table:table-cell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Peso Cubano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18]&amp;[.A18]&amp;[.H18]&amp;[.I18]&amp;[.B18]&amp;[.I18]&amp;[.H18]&amp;[.I18]&amp;[.C18]&amp;[.I18]&amp;[.H18]&amp;[.I18]&amp;[.D18]&amp;[.I18]&amp;[.H18]&amp;[.E18]&amp;[.J18]&amp;[.H18]" office:value-type="string" office:string-value="(17, 'Peso Cubano', 'CUP', 'No', 17), " calcext:value-type="string">
            <text:p>(17, 'Peso Cubano', 'CUP', 'No', 17), </text:p>
          </table:table-cell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Dóla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19]&amp;[.A19]&amp;[.H19]&amp;[.I19]&amp;[.B19]&amp;[.I19]&amp;[.H19]&amp;[.I19]&amp;[.C19]&amp;[.I19]&amp;[.H19]&amp;[.I19]&amp;[.D19]&amp;[.I19]&amp;[.H19]&amp;[.E19]&amp;[.J19]&amp;[.H19]" office:value-type="string" office:string-value="(18, 'Dólar', 'EUR', 'Si', 18), " calcext:value-type="string">
            <text:p>(18, 'Dólar', 'EUR', 'Si', 18), </text:p>
          </table:table-cell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Libra Egipcia</text:p>
          </table:table-cell>
          <table:table-cell table:style-name="ce19" office:value-type="string" calcext:value-type="string">
            <text:p>EGP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GIPTO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20]&amp;[.A20]&amp;[.H20]&amp;[.I20]&amp;[.B20]&amp;[.I20]&amp;[.H20]&amp;[.I20]&amp;[.C20]&amp;[.I20]&amp;[.H20]&amp;[.I20]&amp;[.D20]&amp;[.I20]&amp;[.H20]&amp;[.E20]&amp;[.J20]&amp;[.H20]" office:value-type="string" office:string-value="(19, 'Libra Egipcia', 'EGP', 'No', 19), " calcext:value-type="string">
            <text:p>(19, 'Libra Egipcia', 'EGP', 'No', 19), </text:p>
          </table:table-cell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Colon El Salvador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21]&amp;[.A21]&amp;[.H21]&amp;[.I21]&amp;[.B21]&amp;[.I21]&amp;[.H21]&amp;[.I21]&amp;[.C21]&amp;[.I21]&amp;[.H21]&amp;[.I21]&amp;[.D21]&amp;[.I21]&amp;[.H21]&amp;[.E21]&amp;[.J21]&amp;[.H21]" office:value-type="string" office:string-value="(20, 'Colon El Salvador', 'SVC', 'No', 20), " calcext:value-type="string">
            <text:p>(20, 'Colon El Salvador', 'SVC', 'No', 20), </text:p>
          </table:table-cell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Dirham</text:p>
          </table:table-cell>
          <table:table-cell table:style-name="ce19" office:value-type="string" calcext:value-type="string">
            <text:p>AED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MIRATOS ÁRABES UNIDO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22]&amp;[.A22]&amp;[.H22]&amp;[.I22]&amp;[.B22]&amp;[.I22]&amp;[.H22]&amp;[.I22]&amp;[.C22]&amp;[.I22]&amp;[.H22]&amp;[.I22]&amp;[.D22]&amp;[.I22]&amp;[.H22]&amp;[.E22]&amp;[.J22]&amp;[.H22]" office:value-type="string" office:string-value="(21, 'Dirham', 'AED', 'No', 21), " calcext:value-type="string">
            <text:p>(21, 'Dirham', 'AED', 'No', 21), </text:p>
          </table:table-cell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23]&amp;[.A23]&amp;[.H23]&amp;[.I23]&amp;[.B23]&amp;[.I23]&amp;[.H23]&amp;[.I23]&amp;[.C23]&amp;[.I23]&amp;[.H23]&amp;[.I23]&amp;[.D23]&amp;[.I23]&amp;[.H23]&amp;[.E23]&amp;[.J23]&amp;[.H23]" office:value-type="string" office:string-value="(22, 'Euro', 'EUR', 'Si', 22), " calcext:value-type="string">
            <text:p>(22, 'Euro', 'EUR', 'Si', 22), </text:p>
          </table:table-cell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24]&amp;[.A24]&amp;[.H24]&amp;[.I24]&amp;[.B24]&amp;[.I24]&amp;[.H24]&amp;[.I24]&amp;[.C24]&amp;[.I24]&amp;[.H24]&amp;[.I24]&amp;[.D24]&amp;[.I24]&amp;[.H24]&amp;[.E24]&amp;[.J24]&amp;[.H24]" office:value-type="string" office:string-value="(23, 'Dólar Americano', 'USD', 'Si', 23), " calcext:value-type="string">
            <text:p>(23, 'Dólar Americano', 'USD', 'Si', 23), </text:p>
          </table:table-cell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string" calcext:value-type="string">
            <text:p>Rublo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DERACION RUS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25]&amp;[.A25]&amp;[.H25]&amp;[.I25]&amp;[.B25]&amp;[.I25]&amp;[.H25]&amp;[.I25]&amp;[.C25]&amp;[.I25]&amp;[.H25]&amp;[.I25]&amp;[.D25]&amp;[.I25]&amp;[.H25]&amp;[.E25]&amp;[.J25]&amp;[.H25]" office:value-type="string" office:string-value="(24, 'Rublo', 'RUB', 'No', 24), " calcext:value-type="string">
            <text:p>(24, 'Rublo', 'RUB', 'No', 24), </text:p>
          </table:table-cell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INLAND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26]&amp;[.A26]&amp;[.H26]&amp;[.I26]&amp;[.B26]&amp;[.I26]&amp;[.H26]&amp;[.I26]&amp;[.C26]&amp;[.I26]&amp;[.H26]&amp;[.I26]&amp;[.D26]&amp;[.I26]&amp;[.H26]&amp;[.E26]&amp;[.J26]&amp;[.H26]" office:value-type="string" office:string-value="(25, 'Euro', 'EUR', 'Si', 25), " calcext:value-type="string">
            <text:p>(25, 'Euro', 'EUR', 'Si', 25), </text:p>
          </table:table-cell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27]&amp;[.A27]&amp;[.H27]&amp;[.I27]&amp;[.B27]&amp;[.I27]&amp;[.H27]&amp;[.I27]&amp;[.C27]&amp;[.I27]&amp;[.H27]&amp;[.I27]&amp;[.D27]&amp;[.I27]&amp;[.H27]&amp;[.E27]&amp;[.J27]&amp;[.H27]" office:value-type="string" office:string-value="(26, 'Euro', 'EUR', 'Si', 26), " calcext:value-type="string">
            <text:p>(26, 'Euro', 'EUR', 'Si', 26), </text:p>
          </table:table-cell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Cedi</text:p>
          </table:table-cell>
          <table:table-cell table:style-name="ce19" office:value-type="string" calcext:value-type="string">
            <text:p>GHS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28]&amp;[.A28]&amp;[.H28]&amp;[.I28]&amp;[.B28]&amp;[.I28]&amp;[.H28]&amp;[.I28]&amp;[.C28]&amp;[.I28]&amp;[.H28]&amp;[.I28]&amp;[.D28]&amp;[.I28]&amp;[.H28]&amp;[.E28]&amp;[.J28]&amp;[.H28]" office:value-type="string" office:string-value="(27, 'Cedi', 'GHS', 'No', 27), " calcext:value-type="string">
            <text:p>(27, 'Cedi', 'GHS', 'No', 27), </text:p>
          </table:table-cell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Libra Esterlina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S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N BRETAÑ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29]&amp;[.A29]&amp;[.H29]&amp;[.I29]&amp;[.B29]&amp;[.I29]&amp;[.H29]&amp;[.I29]&amp;[.C29]&amp;[.I29]&amp;[.H29]&amp;[.I29]&amp;[.D29]&amp;[.I29]&amp;[.H29]&amp;[.E29]&amp;[.J29]&amp;[.H29]" office:value-type="string" office:string-value="(28, 'Libra Esterlina', 'GBP', 'Si', 28), " calcext:value-type="string">
            <text:p>(28, 'Libra Esterlina', 'GBP', 'Si', 28), </text:p>
          </table:table-cell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30]&amp;[.A30]&amp;[.H30]&amp;[.I30]&amp;[.B30]&amp;[.I30]&amp;[.H30]&amp;[.I30]&amp;[.C30]&amp;[.I30]&amp;[.H30]&amp;[.I30]&amp;[.D30]&amp;[.I30]&amp;[.H30]&amp;[.E30]&amp;[.J30]&amp;[.H30]" office:value-type="string" office:string-value="(29, 'Euro', 'EUR', 'Si', 29), " calcext:value-type="string">
            <text:p>(29, 'Euro', 'EUR', 'Si', 29), </text:p>
          </table:table-cell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Quetzal</text:p>
          </table:table-cell>
          <table:table-cell office:value-type="string" calcext:value-type="string">
            <text:p>GTQ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31]&amp;[.A31]&amp;[.H31]&amp;[.I31]&amp;[.B31]&amp;[.I31]&amp;[.H31]&amp;[.I31]&amp;[.C31]&amp;[.I31]&amp;[.H31]&amp;[.I31]&amp;[.D31]&amp;[.I31]&amp;[.H31]&amp;[.E31]&amp;[.J31]&amp;[.H31]" office:value-type="string" office:string-value="(30, 'Quetzal', 'GTQ', 'No', 30), " calcext:value-type="string">
            <text:p>(30, 'Quetzal', 'GTQ', 'No', 30), </text:p>
          </table:table-cell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Lempira</text:p>
          </table:table-cell>
          <table:table-cell office:value-type="string" calcext:value-type="string">
            <text:p>HNL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32]&amp;[.A32]&amp;[.H32]&amp;[.I32]&amp;[.B32]&amp;[.I32]&amp;[.H32]&amp;[.I32]&amp;[.C32]&amp;[.I32]&amp;[.H32]&amp;[.I32]&amp;[.D32]&amp;[.I32]&amp;[.H32]&amp;[.E32]&amp;[.J32]&amp;[.H32]" office:value-type="string" office:string-value="(31, 'Lempira', 'HNL', 'No', 31), " calcext:value-type="string">
            <text:p>(31, 'Lempira', 'HNL', 'No', 31), </text:p>
          </table:table-cell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Forinto húngaro</text:p>
          </table:table-cell>
          <table:table-cell table:style-name="ce19" office:value-type="string" calcext:value-type="string">
            <text:p>HUF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UNGR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33]&amp;[.A33]&amp;[.H33]&amp;[.I33]&amp;[.B33]&amp;[.I33]&amp;[.H33]&amp;[.I33]&amp;[.C33]&amp;[.I33]&amp;[.H33]&amp;[.I33]&amp;[.D33]&amp;[.I33]&amp;[.H33]&amp;[.E33]&amp;[.J33]&amp;[.H33]" office:value-type="string" office:string-value="(32, 'Forinto húngaro', 'HUF', 'No', 32), " calcext:value-type="string">
            <text:p>(32, 'Forinto húngaro', 'HUF', 'No', 32), </text:p>
          </table:table-cell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Rupia India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34]&amp;[.A34]&amp;[.H34]&amp;[.I34]&amp;[.B34]&amp;[.I34]&amp;[.H34]&amp;[.I34]&amp;[.C34]&amp;[.I34]&amp;[.H34]&amp;[.I34]&amp;[.D34]&amp;[.I34]&amp;[.H34]&amp;[.E34]&amp;[.J34]&amp;[.H34]" office:value-type="string" office:string-value="(33, 'Rupia India', 'INR', 'No', 33), " calcext:value-type="string">
            <text:p>(33, 'Rupia India', 'INR', 'No', 33), </text:p>
          </table:table-cell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string" calcext:value-type="string">
            <text:p>Rupia Indonesia</text:p>
          </table:table-cell>
          <table:table-cell office:value-type="string" calcext:value-type="string">
            <text:p>IDR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35]&amp;[.A35]&amp;[.H35]&amp;[.I35]&amp;[.B35]&amp;[.I35]&amp;[.H35]&amp;[.I35]&amp;[.C35]&amp;[.I35]&amp;[.H35]&amp;[.I35]&amp;[.D35]&amp;[.I35]&amp;[.H35]&amp;[.E35]&amp;[.J35]&amp;[.H35]" office:value-type="string" office:string-value="(34, 'Rupia Indonesia', 'IDR', 'No', 34), " calcext:value-type="string">
            <text:p>(34, 'Rupia Indonesia', 'IDR', 'No', 34), </text:p>
          </table:table-cell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36]&amp;[.A36]&amp;[.H36]&amp;[.I36]&amp;[.B36]&amp;[.I36]&amp;[.H36]&amp;[.I36]&amp;[.C36]&amp;[.I36]&amp;[.H36]&amp;[.I36]&amp;[.D36]&amp;[.I36]&amp;[.H36]&amp;[.E36]&amp;[.J36]&amp;[.H36]" office:value-type="string" office:string-value="(35, 'Euro', 'EUR', 'Si', 35), " calcext:value-type="string">
            <text:p>(35, 'Euro', 'EUR', 'Si', 35), </text:p>
          </table:table-cell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Shekel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N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37]&amp;[.A37]&amp;[.H37]&amp;[.I37]&amp;[.B37]&amp;[.I37]&amp;[.H37]&amp;[.I37]&amp;[.C37]&amp;[.I37]&amp;[.H37]&amp;[.I37]&amp;[.D37]&amp;[.I37]&amp;[.H37]&amp;[.E37]&amp;[.J37]&amp;[.H37]" office:value-type="string" office:string-value="(36, 'Shekel', 'ILS', 'No', 36), " calcext:value-type="string">
            <text:p>(36, 'Shekel', 'ILS', 'No', 36), </text:p>
          </table:table-cell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38]&amp;[.A38]&amp;[.H38]&amp;[.I38]&amp;[.B38]&amp;[.I38]&amp;[.H38]&amp;[.I38]&amp;[.C38]&amp;[.I38]&amp;[.H38]&amp;[.I38]&amp;[.D38]&amp;[.I38]&amp;[.H38]&amp;[.E38]&amp;[.J38]&amp;[.H38]" office:value-type="string" office:string-value="(37, 'Euro', 'EUR', 'Si', 37), " calcext:value-type="string">
            <text:p>(37, 'Euro', 'EUR', 'Si', 37), </text:p>
          </table:table-cell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JPY</text:p>
          </table:table-cell>
          <table:table-cell office:value-type="string" calcext:value-type="string">
            <text:p>S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39]&amp;[.A39]&amp;[.H39]&amp;[.I39]&amp;[.B39]&amp;[.I39]&amp;[.H39]&amp;[.I39]&amp;[.C39]&amp;[.I39]&amp;[.H39]&amp;[.I39]&amp;[.D39]&amp;[.I39]&amp;[.H39]&amp;[.E39]&amp;[.J39]&amp;[.H39]" office:value-type="string" office:string-value="(38, 'Yen', 'JPY', 'Si', 38), " calcext:value-type="string">
            <text:p>(38, 'Yen', 'JPY', 'Si', 38), </text:p>
          </table:table-cell>
        </table:table-row>
        <table:table-row table:style-name="ro7">
          <table:table-cell office:value-type="float" office:value="39" calcext:value-type="float">
            <text:p>39</text:p>
          </table:table-cell>
          <table:table-cell office:value-type="string" calcext:value-type="string">
            <text:p>Dinar Kuwaiti</text:p>
          </table:table-cell>
          <table:table-cell table:style-name="ce19" office:value-type="string" calcext:value-type="string">
            <text:p>KWD</text:p>
          </table:table-cell>
          <table:table-cell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40]&amp;[.A40]&amp;[.H40]&amp;[.I40]&amp;[.B40]&amp;[.I40]&amp;[.H40]&amp;[.I40]&amp;[.C40]&amp;[.I40]&amp;[.H40]&amp;[.I40]&amp;[.D40]&amp;[.I40]&amp;[.H40]&amp;[.E40]&amp;[.J40]&amp;[.H40]" office:value-type="string" office:string-value="(39, 'Dinar Kuwaiti', 'KWD', 'No', 39), " calcext:value-type="string">
            <text:p>(39, 'Dinar Kuwaiti', 'KWD', 'No', 39), </text:p>
          </table:table-cell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string" calcext:value-type="string">
            <text:p>Ringgit</text:p>
          </table:table-cell>
          <table:table-cell office:value-type="string" calcext:value-type="string">
            <text:p>MYR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41]&amp;[.A41]&amp;[.H41]&amp;[.I41]&amp;[.B41]&amp;[.I41]&amp;[.H41]&amp;[.I41]&amp;[.C41]&amp;[.I41]&amp;[.H41]&amp;[.I41]&amp;[.D41]&amp;[.I41]&amp;[.H41]&amp;[.E41]&amp;[.J41]&amp;[.H41]" office:value-type="string" office:string-value="(40, 'Ringgit', 'MYR', 'No', 40), " calcext:value-type="string">
            <text:p>(40, 'Ringgit', 'MYR', 'No', 40), </text:p>
          </table:table-cell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string" calcext:value-type="string">
            <text:p>Dirham Marroqui</text:p>
          </table:table-cell>
          <table:table-cell table:style-name="ce19" office:value-type="string" calcext:value-type="string">
            <text:p>MAD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RUECO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42]&amp;[.A42]&amp;[.H42]&amp;[.I42]&amp;[.B42]&amp;[.I42]&amp;[.H42]&amp;[.I42]&amp;[.C42]&amp;[.I42]&amp;[.H42]&amp;[.I42]&amp;[.D42]&amp;[.I42]&amp;[.H42]&amp;[.E42]&amp;[.J42]&amp;[.H42]" office:value-type="string" office:string-value="(41, 'Dirham Marroqui', 'MAD', 'No', 41), " calcext:value-type="string">
            <text:p>(41, 'Dirham Marroqui', 'MAD', 'No', 41), </text:p>
          </table:table-cell>
        </table:table-row>
        <table:table-row table:style-name="ro7">
          <table:table-cell office:value-type="float" office:value="42" calcext:value-type="float">
            <text:p>42</text:p>
          </table:table-cell>
          <table:table-cell office:value-type="string" calcext:value-type="string">
            <text:p>Peso Mexicano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43]&amp;[.A43]&amp;[.H43]&amp;[.I43]&amp;[.B43]&amp;[.I43]&amp;[.H43]&amp;[.I43]&amp;[.C43]&amp;[.I43]&amp;[.H43]&amp;[.I43]&amp;[.D43]&amp;[.I43]&amp;[.H43]&amp;[.E43]&amp;[.J43]&amp;[.H43]" office:value-type="string" office:string-value="(42, 'Peso Mexicano', 'MXN', 'No', 42), " calcext:value-type="string">
            <text:p>(42, 'Peso Mexicano', 'MXN', 'No', 42), </text:p>
          </table:table-cell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IO</text:p>
          </table:table-cell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44]&amp;[.A44]&amp;[.H44]&amp;[.I44]&amp;[.B44]&amp;[.I44]&amp;[.H44]&amp;[.I44]&amp;[.C44]&amp;[.I44]&amp;[.H44]&amp;[.I44]&amp;[.D44]&amp;[.I44]&amp;[.H44]&amp;[.E44]&amp;[.J44]&amp;[.H44]" office:value-type="string" office:string-value="(43, 'Cordoba', 'NIO', 'No', 43), " calcext:value-type="string">
            <text:p>(43, 'Cordoba', 'NIO', 'No', 43), </text:p>
          </table:table-cell>
        </table:table-row>
        <table:table-row table:style-name="ro7">
          <table:table-cell office:value-type="float" office:value="44" calcext:value-type="float">
            <text:p>44</text:p>
          </table:table-cell>
          <table:table-cell office:value-type="string" calcext:value-type="string">
            <text:p>Corona Noruega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RUEG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45]&amp;[.A45]&amp;[.H45]&amp;[.I45]&amp;[.B45]&amp;[.I45]&amp;[.H45]&amp;[.I45]&amp;[.C45]&amp;[.I45]&amp;[.H45]&amp;[.I45]&amp;[.D45]&amp;[.I45]&amp;[.H45]&amp;[.E45]&amp;[.J45]&amp;[.H45]" office:value-type="string" office:string-value="(44, 'Corona Noruega', 'NOK', 'No', 44), " calcext:value-type="string">
            <text:p>(44, 'Corona Noruega', 'NOK', 'No', 44), </text:p>
          </table:table-cell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string" calcext:value-type="string">
            <text:p>Dólar neozelandés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UEVA ZELAND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46]&amp;[.A46]&amp;[.H46]&amp;[.I46]&amp;[.B46]&amp;[.I46]&amp;[.H46]&amp;[.I46]&amp;[.C46]&amp;[.I46]&amp;[.H46]&amp;[.I46]&amp;[.D46]&amp;[.I46]&amp;[.H46]&amp;[.E46]&amp;[.J46]&amp;[.H46]" office:value-type="string" office:string-value="(45, 'Dólar neozelandés', 'NZD', 'No', 45), " calcext:value-type="string">
            <text:p>(45, 'Dólar neozelandés', 'NZD', 'No', 45), </text:p>
          </table:table-cell>
        </table:table-row>
        <table:table-row table:style-name="ro7">
          <table:table-cell office:value-type="float" office:value="46" calcext:value-type="float">
            <text:p>46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ISES BAJO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47]&amp;[.A47]&amp;[.H47]&amp;[.I47]&amp;[.B47]&amp;[.I47]&amp;[.H47]&amp;[.I47]&amp;[.C47]&amp;[.I47]&amp;[.H47]&amp;[.I47]&amp;[.D47]&amp;[.I47]&amp;[.H47]&amp;[.E47]&amp;[.J47]&amp;[.H47]" office:value-type="string" office:string-value="(46, 'Euro', 'EUR', 'Si', 46), " calcext:value-type="string">
            <text:p>(46, 'Euro', 'EUR', 'Si', 46), </text:p>
          </table:table-cell>
        </table:table-row>
        <table:table-row table:style-name="ro7">
          <table:table-cell office:value-type="float" office:value="47" calcext:value-type="float">
            <text:p>47</text:p>
          </table:table-cell>
          <table:table-cell office:value-type="string" calcext:value-type="string">
            <text:p>Balboa</text:p>
          </table:table-cell>
          <table:table-cell table:style-name="ce19" office:value-type="string" calcext:value-type="string">
            <text:p>PAB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48]&amp;[.A48]&amp;[.H48]&amp;[.I48]&amp;[.B48]&amp;[.I48]&amp;[.H48]&amp;[.I48]&amp;[.C48]&amp;[.I48]&amp;[.H48]&amp;[.I48]&amp;[.D48]&amp;[.I48]&amp;[.H48]&amp;[.E48]&amp;[.J48]&amp;[.H48]" office:value-type="string" office:string-value="(47, 'Balboa', 'PAB', 'No', 47), " calcext:value-type="string">
            <text:p>(47, 'Balboa', 'PAB', 'No', 47), </text:p>
          </table:table-cell>
        </table:table-row>
        <table:table-row table:style-name="ro7">
          <table:table-cell office:value-type="float" office:value="48" calcext:value-type="float">
            <text:p>48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PYG</text:p>
          </table:table-cell>
          <table:table-cell office:value-type="string" calcext:value-type="string">
            <text:p>N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49]&amp;[.A49]&amp;[.H49]&amp;[.I49]&amp;[.B49]&amp;[.I49]&amp;[.H49]&amp;[.I49]&amp;[.C49]&amp;[.I49]&amp;[.H49]&amp;[.I49]&amp;[.D49]&amp;[.I49]&amp;[.H49]&amp;[.E49]&amp;[.J49]&amp;[.H49]" office:value-type="string" office:string-value="(48, 'Guarani', 'PYG', 'No', 48), " calcext:value-type="string">
            <text:p>(48, 'Guarani', 'PYG', 'No', 48), </text:p>
          </table:table-cell>
        </table:table-row>
        <table:table-row table:style-name="ro7">
          <table:table-cell office:value-type="float" office:value="49" calcext:value-type="float">
            <text:p>49</text:p>
          </table:table-cell>
          <table:table-cell office:value-type="string" calcext:value-type="string">
            <text:p>Złoty </text:p>
          </table:table-cell>
          <table:table-cell office:value-type="string" calcext:value-type="string">
            <text:p>PLN</text:p>
          </table:table-cell>
          <table:table-cell office:value-type="string" calcext:value-type="string">
            <text:p>No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50]&amp;[.A50]&amp;[.H50]&amp;[.I50]&amp;[.B50]&amp;[.I50]&amp;[.H50]&amp;[.I50]&amp;[.C50]&amp;[.I50]&amp;[.H50]&amp;[.I50]&amp;[.D50]&amp;[.I50]&amp;[.H50]&amp;[.E50]&amp;[.J50]&amp;[.H50]" office:value-type="string" office:string-value="(49, 'Złoty ', 'PLN', 'No', 49), " calcext:value-type="string">
            <text:p>(49, 'Złoty ', 'PLN', 'No', 49), </text:p>
          </table:table-cell>
        </table:table-row>
        <table:table-row table:style-name="ro7">
          <table:table-cell office:value-type="float" office:value="50" calcext:value-type="float">
            <text:p>50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51]&amp;[.A51]&amp;[.H51]&amp;[.I51]&amp;[.B51]&amp;[.I51]&amp;[.H51]&amp;[.I51]&amp;[.C51]&amp;[.I51]&amp;[.H51]&amp;[.I51]&amp;[.D51]&amp;[.I51]&amp;[.H51]&amp;[.E51]&amp;[.J51]&amp;[.H51]" office:value-type="string" office:string-value="(50, 'Euro', 'EUR', 'Si', 50), " calcext:value-type="string">
            <text:p>(50, 'Euro', 'EUR', 'Si', 50), </text:p>
          </table:table-cell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string" calcext:value-type="string">
            <text:p>Rial Qatari</text:p>
          </table:table-cell>
          <table:table-cell table:style-name="ce19" office:value-type="string" calcext:value-type="string">
            <text:p>QAR</text:p>
          </table:table-cell>
          <table:table-cell office:value-type="string" calcext:value-type="string">
            <text:p>N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52]&amp;[.A52]&amp;[.H52]&amp;[.I52]&amp;[.B52]&amp;[.I52]&amp;[.H52]&amp;[.I52]&amp;[.C52]&amp;[.I52]&amp;[.H52]&amp;[.I52]&amp;[.D52]&amp;[.I52]&amp;[.H52]&amp;[.E52]&amp;[.J52]&amp;[.H52]" office:value-type="string" office:string-value="(51, 'Rial Qatari', 'QAR', 'No', 51), " calcext:value-type="string">
            <text:p>(51, 'Rial Qatari', 'QAR', 'No', 51), </text:p>
          </table:table-cell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Corona Checa</text:p>
          </table:table-cell>
          <table:table-cell table:style-name="ce19" office:value-type="string" calcext:value-type="string">
            <text:p>CZK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PUBLICA CHEC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53]&amp;[.A53]&amp;[.H53]&amp;[.I53]&amp;[.B53]&amp;[.I53]&amp;[.H53]&amp;[.I53]&amp;[.C53]&amp;[.I53]&amp;[.H53]&amp;[.I53]&amp;[.D53]&amp;[.I53]&amp;[.H53]&amp;[.E53]&amp;[.J53]&amp;[.H53]" office:value-type="string" office:string-value="(52, 'Corona Checa', 'CZK', 'No', 52), " calcext:value-type="string">
            <text:p>(52, 'Corona Checa', 'CZK', 'No', 52), </text:p>
          </table:table-cell>
        </table:table-row>
        <table:table-row table:style-name="ro7">
          <table:table-cell office:value-type="float" office:value="53" calcext:value-type="float">
            <text:p>53</text:p>
          </table:table-cell>
          <table:table-cell office:value-type="string" calcext:value-type="string">
            <text:p>Pesos Dominicanos</text:p>
          </table:table-cell>
          <table:table-cell office:value-type="string" calcext:value-type="string">
            <text:p>DOP</text:p>
          </table:table-cell>
          <table:table-cell office:value-type="string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EPUBLICA DOMINICAN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54]&amp;[.A54]&amp;[.H54]&amp;[.I54]&amp;[.B54]&amp;[.I54]&amp;[.H54]&amp;[.I54]&amp;[.C54]&amp;[.I54]&amp;[.H54]&amp;[.I54]&amp;[.D54]&amp;[.I54]&amp;[.H54]&amp;[.E54]&amp;[.J54]&amp;[.H54]" office:value-type="string" office:string-value="(53, 'Pesos Dominicanos', 'DOP', 'No', 53), " calcext:value-type="string">
            <text:p>(53, 'Pesos Dominicanos', 'DOP', 'No', 53), </text:p>
          </table:table-cell>
        </table:table-row>
        <table:table-row table:style-name="ro7">
          <table:table-cell office:value-type="float" office:value="54" calcext:value-type="float">
            <text:p>54</text:p>
          </table:table-cell>
          <table:table-cell office:value-type="string" calcext:value-type="string">
            <text:p>Leu</text:p>
          </table:table-cell>
          <table:table-cell table:style-name="ce19" office:value-type="string" calcext:value-type="string">
            <text:p>RON</text:p>
          </table:table-cell>
          <table:table-cell office:value-type="string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MAN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55]&amp;[.A55]&amp;[.H55]&amp;[.I55]&amp;[.B55]&amp;[.I55]&amp;[.H55]&amp;[.I55]&amp;[.C55]&amp;[.I55]&amp;[.H55]&amp;[.I55]&amp;[.D55]&amp;[.I55]&amp;[.H55]&amp;[.E55]&amp;[.J55]&amp;[.H55]" office:value-type="string" office:string-value="(54, 'Leu', 'RON', 'No', 54), " calcext:value-type="string">
            <text:p>(54, 'Leu', 'RON', 'No', 54), </text:p>
          </table:table-cell>
        </table:table-row>
        <table:table-row table:style-name="ro7">
          <table:table-cell office:value-type="float" office:value="55" calcext:value-type="float">
            <text:p>55</text:p>
          </table:table-cell>
          <table:table-cell office:value-type="string" calcext:value-type="string">
            <text:p>Dólar Singapur</text:p>
          </table:table-cell>
          <table:table-cell table:style-name="ce19" office:value-type="string" calcext:value-type="string">
            <text:p>BND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56]&amp;[.A56]&amp;[.H56]&amp;[.I56]&amp;[.B56]&amp;[.I56]&amp;[.H56]&amp;[.I56]&amp;[.C56]&amp;[.I56]&amp;[.H56]&amp;[.I56]&amp;[.D56]&amp;[.I56]&amp;[.H56]&amp;[.E56]&amp;[.J56]&amp;[.H56]" office:value-type="string" office:string-value="(55, 'Dólar Singapur', 'BND', 'No', 55), " calcext:value-type="string">
            <text:p>(55, 'Dólar Singapur', 'BND', 'No', 55), </text:p>
          </table:table-cell>
        </table:table-row>
        <table:table-row table:style-name="ro7">
          <table:table-cell office:value-type="float" office:value="56" calcext:value-type="float">
            <text:p>56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ZAR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UDAFRIC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57]&amp;[.A57]&amp;[.H57]&amp;[.I57]&amp;[.B57]&amp;[.I57]&amp;[.H57]&amp;[.I57]&amp;[.C57]&amp;[.I57]&amp;[.H57]&amp;[.I57]&amp;[.D57]&amp;[.I57]&amp;[.H57]&amp;[.E57]&amp;[.J57]&amp;[.H57]" office:value-type="string" office:string-value="(56, 'Rand', 'ZAR', 'No', 56), " calcext:value-type="string">
            <text:p>(56, 'Rand', 'ZAR', 'No', 56), </text:p>
          </table:table-cell>
        </table:table-row>
        <table:table-row table:style-name="ro7">
          <table:table-cell office:value-type="float" office:value="57" calcext:value-type="float">
            <text:p>57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SEK</text:p>
          </table:table-cell>
          <table:table-cell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58]&amp;[.A58]&amp;[.H58]&amp;[.I58]&amp;[.B58]&amp;[.I58]&amp;[.H58]&amp;[.I58]&amp;[.C58]&amp;[.I58]&amp;[.H58]&amp;[.I58]&amp;[.D58]&amp;[.I58]&amp;[.H58]&amp;[.E58]&amp;[.J58]&amp;[.H58]" office:value-type="string" office:string-value="(57, 'Corona', 'SEK', 'No', 57), " calcext:value-type="string">
            <text:p>(57, 'Corona', 'SEK', 'No', 57), </text:p>
          </table:table-cell>
        </table:table-row>
        <table:table-row table:style-name="ro7">
          <table:table-cell office:value-type="float" office:value="58" calcext:value-type="float">
            <text:p>58</text:p>
          </table:table-cell>
          <table:table-cell office:value-type="string" calcext:value-type="string">
            <text:p>Franco Suizo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Si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UIZ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59]&amp;[.A59]&amp;[.H59]&amp;[.I59]&amp;[.B59]&amp;[.I59]&amp;[.H59]&amp;[.I59]&amp;[.C59]&amp;[.I59]&amp;[.H59]&amp;[.I59]&amp;[.D59]&amp;[.I59]&amp;[.H59]&amp;[.E59]&amp;[.J59]&amp;[.H59]" office:value-type="string" office:string-value="(58, 'Franco Suizo', 'CHF', 'Si', 58), " calcext:value-type="string">
            <text:p>(58, 'Franco Suizo', 'CHF', 'Si', 58), </text:p>
          </table:table-cell>
        </table:table-row>
        <table:table-row table:style-name="ro7">
          <table:table-cell office:value-type="float" office:value="59" calcext:value-type="float">
            <text:p>59</text:p>
          </table:table-cell>
          <table:table-cell office:value-type="string" calcext:value-type="string">
            <text:p>Baht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AILAND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60]&amp;[.A60]&amp;[.H60]&amp;[.I60]&amp;[.B60]&amp;[.I60]&amp;[.H60]&amp;[.I60]&amp;[.C60]&amp;[.I60]&amp;[.H60]&amp;[.I60]&amp;[.D60]&amp;[.I60]&amp;[.H60]&amp;[.E60]&amp;[.J60]&amp;[.H60]" office:value-type="string" office:string-value="(59, 'Baht', 'THB', 'No', 59), " calcext:value-type="string">
            <text:p>(59, 'Baht', 'THB', 'No', 59), </text:p>
          </table:table-cell>
        </table:table-row>
        <table:table-row table:style-name="ro7">
          <table:table-cell office:value-type="float" office:value="60" calcext:value-type="float">
            <text:p>60</text:p>
          </table:table-cell>
          <table:table-cell office:value-type="string" calcext:value-type="string">
            <text:p>Dólar de Trinidad y Tobago</text:p>
          </table:table-cell>
          <table:table-cell office:value-type="string" calcext:value-type="string">
            <text:p>TTD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NIDAD Y TOBAGO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61]&amp;[.A61]&amp;[.H61]&amp;[.I61]&amp;[.B61]&amp;[.I61]&amp;[.H61]&amp;[.I61]&amp;[.C61]&amp;[.I61]&amp;[.H61]&amp;[.I61]&amp;[.D61]&amp;[.I61]&amp;[.H61]&amp;[.E61]&amp;[.J61]&amp;[.H61]" office:value-type="string" office:string-value="(60, 'Dólar de Trinidad y Tobago', 'TTD', 'No', 60), " calcext:value-type="string">
            <text:p>(60, 'Dólar de Trinidad y Tobago', 'TTD', 'No', 60), </text:p>
          </table:table-cell>
        </table:table-row>
        <table:table-row table:style-name="ro7">
          <table:table-cell office:value-type="float" office:value="61" calcext:value-type="float">
            <text:p>61</text:p>
          </table:table-cell>
          <table:table-cell office:value-type="string" calcext:value-type="string">
            <text:p>Lira Turca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URQUI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62]&amp;[.A62]&amp;[.H62]&amp;[.I62]&amp;[.B62]&amp;[.I62]&amp;[.H62]&amp;[.I62]&amp;[.C62]&amp;[.I62]&amp;[.H62]&amp;[.I62]&amp;[.D62]&amp;[.I62]&amp;[.H62]&amp;[.E62]&amp;[.J62]&amp;[.H62]" office:value-type="string" office:string-value="(61, 'Lira Turca', 'TRY', 'No', 61), " calcext:value-type="string">
            <text:p>(61, 'Lira Turca', 'TRY', 'No', 61), </text:p>
          </table:table-cell>
        </table:table-row>
        <table:table-row table:style-name="ro7">
          <table:table-cell office:value-type="float" office:value="62" calcext:value-type="float">
            <text:p>62</text:p>
          </table:table-cell>
          <table:table-cell office:value-type="string" calcext:value-type="string">
            <text:p>Peso Uruguay</text:p>
          </table:table-cell>
          <table:table-cell office:value-type="string" calcext:value-type="string">
            <text:p>UYU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63]&amp;[.A63]&amp;[.H63]&amp;[.I63]&amp;[.B63]&amp;[.I63]&amp;[.H63]&amp;[.I63]&amp;[.C63]&amp;[.I63]&amp;[.H63]&amp;[.I63]&amp;[.D63]&amp;[.I63]&amp;[.H63]&amp;[.E63]&amp;[.J63]&amp;[.H63]" office:value-type="string" office:string-value="(62, 'Peso Uruguay', 'UYU', 'No', 62), " calcext:value-type="string">
            <text:p>(62, 'Peso Uruguay', 'UYU', 'No', 62), </text:p>
          </table:table-cell>
        </table:table-row>
        <table:table-row table:style-name="ro7">
          <table:table-cell office:value-type="float" office:value="63" calcext:value-type="float">
            <text:p>63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VEF</text:p>
          </table:table-cell>
          <table:table-cell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64]&amp;[.A64]&amp;[.H64]&amp;[.I64]&amp;[.B64]&amp;[.I64]&amp;[.H64]&amp;[.I64]&amp;[.C64]&amp;[.I64]&amp;[.H64]&amp;[.I64]&amp;[.D64]&amp;[.I64]&amp;[.H64]&amp;[.E64]&amp;[.J64]&amp;[.H64]" office:value-type="string" office:string-value="(63, 'Bolivar', 'VEF', 'No', 63), " calcext:value-type="string">
            <text:p>(63, 'Bolivar', 'VEF', 'No', 63), </text:p>
          </table:table-cell>
        </table:table-row>
        <table:table-row table:style-name="ro7">
          <table:table-cell office:value-type="float" office:value="64" calcext:value-type="float">
            <text:p>64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>VND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)</text:p>
          </table:table-cell>
          <table:table-cell table:formula="of:=[.G65]&amp;[.A65]&amp;[.H65]&amp;[.I65]&amp;[.B65]&amp;[.I65]&amp;[.H65]&amp;[.I65]&amp;[.C65]&amp;[.I65]&amp;[.H65]&amp;[.I65]&amp;[.D65]&amp;[.I65]&amp;[.H65]&amp;[.E65]&amp;[.J65]&amp;[.H65]" office:value-type="string" office:string-value="(64, 'Dong', 'VND', 'No', 64), " calcext:value-type="string">
            <text:p>(64, 'Dong', 'VND', 'No', 64), </text:p>
          </table:table-cell>
        </table:table-row>
        <table:table-row table:style-name="ro7" table:number-rows-repeated="1048510">
          <table:table-cell table:number-columns-repeated="11"/>
        </table:table-row>
        <table:table-row table:style-name="ro7">
          <table:table-cell table:number-columns-repeated="11"/>
        </table:table-row>
      </table:table>
      <table:named-expressions>
        <table:named-expression table:name="AMSTERDAM" table:base-cell-address="" table:expression="#REF!"/>
        <table:named-expression table:name="ARICA" table:base-cell-address="" table:expression="#REF!"/>
        <table:named-expression table:name="A_impresión_IM" table:base-cell-address="" table:expression="['file://Gcespedes25/Mis%20documentos/Mis%20documentos/PLANILLA%20BBySS/Estadisticas/Estadisticas%20Misioens%20SCP.xls'#$''.$A$12:.$H$188]"/>
        <table:named-expression table:name="BARCELONA" table:base-cell-address="" table:expression="#REF!"/>
        <table:named-expression table:name="BOGOTA" table:base-cell-address="" table:expression="#REF!"/>
        <table:named-expression table:name="BOSTON" table:base-cell-address="" table:expression="#REF!"/>
        <table:named-expression table:name="BRUSELAS" table:base-cell-address="" table:expression="#REF!"/>
        <table:named-expression table:name="BUENOS_AIRES" table:base-cell-address="" table:expression="#REF!"/>
        <table:named-expression table:name="CARACAS" table:base-cell-address="" table:expression="#REF!"/>
        <table:named-expression table:name="CHICAGO" table:base-cell-address="" table:expression="#REF!"/>
        <table:named-expression table:name="COCHABAMBA" table:base-cell-address="" table:expression="#REF!"/>
        <table:named-expression table:name="CONSULADOS" table:base-cell-address="" table:expression="#REF!"/>
        <table:named-expression table:name="CONSULADOS1" table:base-cell-address="" table:expression="#REF!"/>
        <table:named-expression table:name="CORDOBA" table:base-cell-address="" table:expression="#REF!"/>
        <table:named-expression table:name="DENVER" table:base-cell-address="" table:expression="#REF!"/>
        <table:named-expression table:name="FRANKFURT" table:base-cell-address="" table:expression="#REF!"/>
        <table:named-expression table:name="GENOVA" table:base-cell-address="" table:expression="#REF!"/>
        <table:named-expression table:name="GINEBRA" table:base-cell-address="" table:expression="#REF!"/>
        <table:named-expression table:name="GUAYAQUIL" table:base-cell-address="" table:expression="#REF!"/>
        <table:named-expression table:name="HAMBURGO" table:base-cell-address="" table:expression="#REF!"/>
        <table:named-expression table:name="HARTFORD" table:base-cell-address="" table:expression="#REF!"/>
        <table:named-expression table:name="HONG_KONG" table:base-cell-address="" table:expression="#REF!"/>
        <table:named-expression table:name="HOUSTON" table:base-cell-address="" table:expression="#REF!"/>
        <table:named-expression table:name="IQUIQUE" table:base-cell-address="" table:expression="#REF!"/>
        <table:named-expression table:name="LA_PAZ" table:base-cell-address="" table:expression="#REF!"/>
        <table:named-expression table:name="LA_PLATA" table:base-cell-address="" table:expression="#REF!"/>
        <table:named-expression table:name="LETICIA" table:base-cell-address="" table:expression="#REF!"/>
        <table:named-expression table:name="LOJA" table:base-cell-address="" table:expression="#REF!"/>
        <table:named-expression table:name="LONDRES" table:base-cell-address="" table:expression="#REF!"/>
        <table:named-expression table:name="LOS_ANGELES" table:base-cell-address="" table:expression="#REF!"/>
        <table:named-expression table:name="MACARA" table:base-cell-address="" table:expression="#REF!"/>
        <table:named-expression table:name="MACHALA" table:base-cell-address="" table:expression="#REF!"/>
        <table:named-expression table:name="MADRID" table:base-cell-address="" table:expression="#REF!"/>
        <table:named-expression table:name="MENDOZA" table:base-cell-address="" table:expression="#REF!"/>
        <table:named-expression table:name="MENSUAL" table:base-cell-address="" table:expression="#REF!"/>
        <table:named-expression table:name="MEXICO" table:base-cell-address="" table:expression="#REF!"/>
        <table:named-expression table:name="MIAMI" table:base-cell-address="" table:expression="#REF!"/>
        <table:named-expression table:name="MILAN" table:base-cell-address="" table:expression="#REF!"/>
        <table:named-expression table:name="MONTREAL" table:base-cell-address="" table:expression="#REF!"/>
        <table:named-expression table:name="NUEVA_YORK" table:base-cell-address="" table:expression="#REF!"/>
        <table:named-expression table:name="PANAMA" table:base-cell-address="" table:expression="#REF!"/>
        <table:named-expression table:name="PARIS" table:base-cell-address="" table:expression="#REF!"/>
        <table:named-expression table:name="PATERSON" table:base-cell-address="" table:expression="#REF!"/>
        <table:named-expression table:name="PUERTO_ORDAZ" table:base-cell-address="" table:expression="#REF!"/>
        <table:named-expression table:name="QUITO" table:base-cell-address="" table:expression="#REF!"/>
        <table:named-expression table:name="RIO_DE_JANEIRO" table:base-cell-address="" table:expression="#REF!"/>
        <table:named-expression table:name="ROMA" table:base-cell-address="" table:expression="#REF!"/>
        <table:named-expression table:name="SANTA_CRUZ" table:base-cell-address="" table:expression="#REF!"/>
        <table:named-expression table:name="SANTIAGO" table:base-cell-address="" table:expression="#REF!"/>
        <table:named-expression table:name="SAN_FRANCISCO" table:base-cell-address="" table:expression="#REF!"/>
        <table:named-expression table:name="SAN_PABLO" table:base-cell-address="" table:expression="#REF!"/>
        <table:named-expression table:name="SHANGHAI" table:base-cell-address="" table:expression="#REF!"/>
        <table:named-expression table:name="SYDNEY" table:base-cell-address="" table:expression="#REF!"/>
        <table:named-expression table:name="TOKIO" table:base-cell-address="" table:expression="#REF!"/>
        <table:named-expression table:name="TORONTO" table:base-cell-address="" table:expression="#REF!"/>
        <table:named-expression table:name="TURIN" table:base-cell-address="" table:expression="#REF!"/>
        <table:named-expression table:name="Títulos_a_imprimir_IM" table:base-cell-address="" table:expression="['file://Gcespedes25/Mis%20documentos/Mis%20documentos/PLANILLA%20BBySS/Estadisticas/Estadisticas%20Misioens%20SCP.xls'#$''.$A$1:.$AMJ$11]"/>
        <table:named-expression table:name="VALPARAISO" table:base-cell-address="" table:expression="#REF!"/>
        <table:named-expression table:name="VANCOUVER" table:base-cell-address="" table:expression="#REF!"/>
        <table:named-expression table:name="WASHINGTON" table:base-cell-address="" table:expression="#REF!"/>
        <table:named-expression table:name="ZURICH" table:base-cell-address="" table:expression="#REF!"/>
      </table:named-expressions>
      <table:database-ranges>
        <table:database-range table:name="__Anonymous_Sheet_DB__0" table:target-range-address="BD_OSEs.B3:BD_OSEs.D143" table:display-filter-buttons="true" table:orientation="column">
          <table:filter>
            <table:filter-and>
              <table:filter-condition table:field-number="0" table:value="EURO" table:operator="="/>
              <table:filter-condition table:field-number="1" table:value="Euro" table:operator="="/>
            </table:filter-and>
          </table:filter>
        </table:database-range>
        <table:database-range table:name="__Anonymous_Sheet_DB__2" table:target-range-address="Sheet3.A1:Sheet3.F65" table:display-filter-buttons="true"/>
      </table:database-ranges>
      <table:data-pilot-tables>
        <table:data-pilot-table table:name="DataPilot1" table:application-data="" table:target-range-address="'Pivot Table_BD_OSEs_1'.A1:'Pivot Table_BD_OSEs_1'.C66" table:buttons="'Pivot Table_BD_OSEs_1'.A1 'Pivot Table_BD_OSEs_1'.B1" table:show-filter-button="false" table:drill-down-on-double-click="false">
          <table:source-cell-range table:cell-range-address="BD_OSEs.B3:BD_OSEs.D143"/>
          <table:data-pilot-field table:source-field-name="PAIS" table:orientation="row" table:used-hierarchy="0" table:function="auto">
            <table:data-pilot-level table:show-empty="false" calcext:repeat-item-labels="false">
              <table:data-pilot-members>
                <table:data-pilot-member table:name="ALEMANIA" table:display="true" table:show-details="true"/>
                <table:data-pilot-member table:name="ARABIA SAUDITA" table:display="true" table:show-details="true"/>
                <table:data-pilot-member table:name="ARGELIA" table:display="true" table:show-details="true"/>
                <table:data-pilot-member table:name="ARGENTINA" table:display="true" table:show-details="true"/>
                <table:data-pilot-member table:name="AUSTRALIA" table:display="true" table:show-details="true"/>
                <table:data-pilot-member table:name="AUSTRIA" table:display="true" table:show-details="true"/>
                <table:data-pilot-member table:name="AZERBAIYAN" table:display="true" table:show-details="true"/>
                <table:data-pilot-member table:name="BELGICA" table:display="true" table:show-details="true"/>
                <table:data-pilot-member table:name="BOLIVIA" table:display="true" table:show-details="true"/>
                <table:data-pilot-member table:name="BRASIL" table:display="true" table:show-details="true"/>
                <table:data-pilot-member table:name="CANADA" table:display="true" table:show-details="true"/>
                <table:data-pilot-member table:name="CHILE" table:display="true" table:show-details="true"/>
                <table:data-pilot-member table:name="CHINA" table:display="true" table:show-details="true"/>
                <table:data-pilot-member table:name="COLOMBIA" table:display="true" table:show-details="true"/>
                <table:data-pilot-member table:name="COREA" table:display="true" table:show-details="true"/>
                <table:data-pilot-member table:name="COSTA RICA" table:display="true" table:show-details="true"/>
                <table:data-pilot-member table:name="CUBA" table:display="true" table:show-details="true"/>
                <table:data-pilot-member table:name="ECUADOR" table:display="true" table:show-details="true"/>
                <table:data-pilot-member table:name="EGIPTO" table:display="true" table:show-details="true"/>
                <table:data-pilot-member table:name="EL SALVADOR" table:display="true" table:show-details="true"/>
                <table:data-pilot-member table:name="EMIRATOS ÁRABES UNIDOS" table:display="true" table:show-details="true"/>
                <table:data-pilot-member table:name="ESPAÑA" table:display="true" table:show-details="true"/>
                <table:data-pilot-member table:name="ESTADOS UNIDOS" table:display="true" table:show-details="true"/>
                <table:data-pilot-member table:name="FEDERACION RUSA" table:display="true" table:show-details="true"/>
                <table:data-pilot-member table:name="FINLANDIA" table:display="true" table:show-details="true"/>
                <table:data-pilot-member table:name="FRANCIA" table:display="true" table:show-details="true"/>
                <table:data-pilot-member table:name="GHANA" table:display="true" table:show-details="true"/>
                <table:data-pilot-member table:name="GRAN BRETAÑA" table:display="true" table:show-details="true"/>
                <table:data-pilot-member table:name="GRECIA" table:display="true" table:show-details="true"/>
                <table:data-pilot-member table:name="GUATEMALA" table:display="true" table:show-details="true"/>
                <table:data-pilot-member table:name="HONDURAS" table:display="true" table:show-details="true"/>
                <table:data-pilot-member table:name="HUNGRIA" table:display="true" table:show-details="true"/>
                <table:data-pilot-member table:name="INDIA" table:display="true" table:show-details="true"/>
                <table:data-pilot-member table:name="INDONESIA" table:display="true" table:show-details="true"/>
                <table:data-pilot-member table:name="IRLANDA" table:display="true" table:show-details="true"/>
                <table:data-pilot-member table:name="ISRAEL" table:display="true" table:show-details="true"/>
                <table:data-pilot-member table:name="ITALIA" table:display="true" table:show-details="true"/>
                <table:data-pilot-member table:name="JAPON" table:display="true" table:show-details="true"/>
                <table:data-pilot-member table:name="KUWAIT" table:display="true" table:show-details="true"/>
                <table:data-pilot-member table:name="MALASIA" table:display="true" table:show-details="true"/>
                <table:data-pilot-member table:name="MARRUECOS" table:display="true" table:show-details="true"/>
                <table:data-pilot-member table:name="MEXICO" table:display="true" table:show-details="true"/>
                <table:data-pilot-member table:name="NICARAGUA" table:display="true" table:show-details="true"/>
                <table:data-pilot-member table:name="NORUEGA" table:display="true" table:show-details="true"/>
                <table:data-pilot-member table:name="NUEVA ZELANDIA" table:display="true" table:show-details="true"/>
                <table:data-pilot-member table:name="PAISES BAJOS" table:display="true" table:show-details="true"/>
                <table:data-pilot-member table:name="PANAMA" table:display="true" table:show-details="true"/>
                <table:data-pilot-member table:name="PARAGUAY" table:display="true" table:show-details="true"/>
                <table:data-pilot-member table:name="POLONIA" table:display="true" table:show-details="true"/>
                <table:data-pilot-member table:name="PORTUGAL" table:display="true" table:show-details="true"/>
                <table:data-pilot-member table:name="QATAR" table:display="true" table:show-details="true"/>
                <table:data-pilot-member table:name="REPUBLICA CHECA" table:display="true" table:show-details="true"/>
                <table:data-pilot-member table:name="REPUBLICA DOMINICANA" table:display="true" table:show-details="true"/>
                <table:data-pilot-member table:name="RUMANIA" table:display="true" table:show-details="true"/>
                <table:data-pilot-member table:name="SINGAPUR" table:display="true" table:show-details="true"/>
                <table:data-pilot-member table:name="SUDAFRICA" table:display="true" table:show-details="true"/>
                <table:data-pilot-member table:name="SUECIA" table:display="true" table:show-details="true"/>
                <table:data-pilot-member table:name="SUIZA" table:display="true" table:show-details="true"/>
                <table:data-pilot-member table:name="TAILANDIA" table:display="true" table:show-details="true"/>
                <table:data-pilot-member table:name="TRINIDAD Y TOBAGO" table:display="true" table:show-details="true"/>
                <table:data-pilot-member table:name="TURQUIA" table:display="true" table:show-details="true"/>
                <table:data-pilot-member table:name="URUGUAY" table:display="true" table:show-details="true"/>
                <table:data-pilot-member table:name="VENEZUELA" table:display="true" table:show-details="true"/>
                <table:data-pilot-member table:name="VIETNA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NEDA DEL PAÍS" table:orientation="row" table:used-hierarchy="0" table:function="auto">
            <table:data-pilot-level table:show-empty="false" calcext:repeat-item-labels="false">
              <table:data-pilot-members>
                <table:data-pilot-member table:name="Baht" table:display="true" table:show-details="true"/>
                <table:data-pilot-member table:name="Balboa" table:display="true" table:show-details="true"/>
                <table:data-pilot-member table:name="Bolivar" table:display="true" table:show-details="true"/>
                <table:data-pilot-member table:name="Bolivianos" table:display="true" table:show-details="true"/>
                <table:data-pilot-member table:name="Cedi" table:display="true" table:show-details="true"/>
                <table:data-pilot-member table:name="Colon Costa Rica" table:display="true" table:show-details="true"/>
                <table:data-pilot-member table:name="Colon El Salvador" table:display="true" table:show-details="true"/>
                <table:data-pilot-member table:name="Cordobas" table:display="true" table:show-details="true"/>
                <table:data-pilot-member table:name="Corona" table:display="true" table:show-details="true"/>
                <table:data-pilot-member table:name="Corona Checa" table:display="true" table:show-details="true"/>
                <table:data-pilot-member table:name="Corona Noruega" table:display="true" table:show-details="true"/>
                <table:data-pilot-member table:name="Dinar" table:display="true" table:show-details="true"/>
                <table:data-pilot-member table:name="Dinar Kuwaiti" table:display="true" table:show-details="true"/>
                <table:data-pilot-member table:name="Dirham" table:display="true" table:show-details="true"/>
                <table:data-pilot-member table:name="Dólar" table:display="true" table:show-details="true"/>
                <table:data-pilot-member table:name="Dólar Australiano" table:display="true" table:show-details="true"/>
                <table:data-pilot-member table:name="Dólar Canadiense" table:display="true" table:show-details="true"/>
                <table:data-pilot-member table:name="Dólar de Trinidad y Tobago" table:display="true" table:show-details="true"/>
                <table:data-pilot-member table:name="Dólar neozelandés" table:display="true" table:show-details="true"/>
                <table:data-pilot-member table:name="Dólar Singapur" table:display="true" table:show-details="true"/>
                <table:data-pilot-member table:name="Dong" table:display="true" table:show-details="true"/>
                <table:data-pilot-member table:name="Euro" table:display="true" table:show-details="true"/>
                <table:data-pilot-member table:name="Forinto húngaro" table:display="true" table:show-details="true"/>
                <table:data-pilot-member table:name="Franco Suizo" table:display="true" table:show-details="true"/>
                <table:data-pilot-member table:name="Guarani" table:display="true" table:show-details="true"/>
                <table:data-pilot-member table:name="Lempira" table:display="true" table:show-details="true"/>
                <table:data-pilot-member table:name="Leu" table:display="true" table:show-details="true"/>
                <table:data-pilot-member table:name="Libra Egipcia" table:display="true" table:show-details="true"/>
                <table:data-pilot-member table:name="Libra Esterlina" table:display="true" table:show-details="true"/>
                <table:data-pilot-member table:name="Lira Turca" table:display="true" table:show-details="true"/>
                <table:data-pilot-member table:name="Manat" table:display="true" table:show-details="true"/>
                <table:data-pilot-member table:name="Peso Argentino" table:display="true" table:show-details="true"/>
                <table:data-pilot-member table:name="Peso Colombiano" table:display="true" table:show-details="true"/>
                <table:data-pilot-member table:name="Peso Cubano" table:display="true" table:show-details="true"/>
                <table:data-pilot-member table:name="Peso Mexicano" table:display="true" table:show-details="true"/>
                <table:data-pilot-member table:name="Peso Uruguay" table:display="true" table:show-details="true"/>
                <table:data-pilot-member table:name="Pesos Chilenos" table:display="true" table:show-details="true"/>
                <table:data-pilot-member table:name="Pesos Dominicanos" table:display="true" table:show-details="true"/>
                <table:data-pilot-member table:name="Quetzal" table:display="true" table:show-details="true"/>
                <table:data-pilot-member table:name="Rand" table:display="true" table:show-details="true"/>
                <table:data-pilot-member table:name="Real" table:display="true" table:show-details="true"/>
                <table:data-pilot-member table:name="Rial" table:display="true" table:show-details="true"/>
                <table:data-pilot-member table:name="Ringgit" table:display="true" table:show-details="true"/>
                <table:data-pilot-member table:name="Rublo" table:display="true" table:show-details="true"/>
                <table:data-pilot-member table:name="Rupia India" table:display="true" table:show-details="true"/>
                <table:data-pilot-member table:name="Rupia Indonesia" table:display="true" table:show-details="true"/>
                <table:data-pilot-member table:name="Shekel" table:display="true" table:show-details="true"/>
                <table:data-pilot-member table:name="Won" table:display="true" table:show-details="true"/>
                <table:data-pilot-member table:name="Yen" table:display="true" table:show-details="true"/>
                <table:data-pilot-member table:name="Złoty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" svg:font-family="Helv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/. </number:text>
      <number:number number:decimal-places="0" loext:min-decimal-places="0" number:min-integer-digits="1" number:grouping="true"/>
    </number:number-style>
    <number:number-style style:name="N108">
      <number:text>S/.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loext:min-decimal-places="2" number:min-integer-digits="1" number:grouping="true"/>
    </number:number-style>
    <number:number-style style:name="N111">
      <number:text>S/.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S/.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S/.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S/.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S/.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">
      <number:currency-symbol number:language="es" number:country="PE">€</number:currency-symbol>
      <number:text> </number:text>
      <number:number number:decimal-places="2" loext:min-decimal-places="2" number:min-integer-digits="1" number:grouping="true"/>
    </number:currency-style>
    <number:number-style style:name="N147P0" style:volatile="true">
      <number:text>Sí</number:text>
    </number:number-style>
    <number:number-style style:name="N147P1" style:volatile="true">
      <number:text>Sí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Verdadero</number:text>
    </number:number-style>
    <number:number-style style:name="N149P1" style:volatile="true">
      <number:text>Verdadero</number:text>
    </number:number-style>
    <number:number-style style:name="N149">
      <number:text>Fals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vado</number:text>
    </number:number-style>
    <number:number-style style:name="N151P1" style:volatile="true">
      <number:text>Activado</number:text>
    </number:number-style>
    <number:number-style style:name="N151">
      <number:text>Desactivado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es" number:country="P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es" number:country="PE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ASIGNACIONES_20_ORDINARIAS_20_2001_20_-_20_2002_20_-_20_2003" style:display-name="Normal_ASIGNACIONES ORDINARIAS 2001 - 2002 - 20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size-complex="12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6">
      <style:page-layout-properties fo:page-width="297mm" fo:page-height="210.01mm" style:num-format="1" style:print-orientation="landscape" fo:margin-top="13mm" fo:margin-bottom="10mm" fo:margin-left="0mm" fo:margin-right="0mm" style:first-page-number="continue" style:scale-to="63%" style:table-centering="horizontal" style:writing-mode="lr-tb"/>
      <style:header-style>
        <style:header-footer-properties svg:height="1.99mm" fo:margin-left="19mm" fo:margin-right="19mm" fo:margin-bottom="0mm"/>
      </style:header-style>
      <style:footer-style>
        <style:header-footer-properties fo:min-height="7.5mm" fo:margin-left="19mm" fo:margin-right="19mm" fo:margin-top="1.4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14:46:42.015462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_5f_OSE" style:display-name="PageStyle_N_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D" style:display-name="PageStyle_T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D_5f_OSEs" style:display-name="PageStyle_BD_OSEs" style:page-layout-name="Mpm6">
      <style:header>
        <style:region-right>
          <text:p><text:span text:style-name="MT1"><text:date style:data-style-name="N2" text:date-value="2018-10-13">00/00/0000</text:date></text:span></text:p>
          <text:p><text:span text:style-name="MT1"><text:time style:data-style-name="N2" text:time-value="14:46:42.025769794">00:00:00</text:time></text:span></text:p>
        </style:region-right>
      </style:header>
      <style:header-left style:display="false">
        <style:region-right>
          <text:p><text:span text:style-name="MT1"><text:date style:data-style-name="N2" text:date-value="2018-10-13">00/00/0000</text:date></text:span></text:p>
          <text:p><text:span text:style-name="MT1"><text:time style:data-style-name="N2" text:time-value="14:46:42.028026674">00:00:00</text:time></text:span></text:p>
        </style:region-right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ación de misiones año 2010</dc:title>
    <meta:initial-creator>gcespedes</meta:initial-creator>
    <meta:creation-date>2006-04-07T11:39:36</meta:creation-date>
    <dc:date>2018-10-13T16:59:04.006683726</dc:date>
    <meta:print-date>2018-01-25T15:06:14</meta:print-date>
    <meta:generator>LibreOffice/6.0.5.2$MacOSX_X86_64 LibreOffice_project/54c8cbb85f300ac59db32fe8a675ff7683cd5a16</meta:generator>
    <meta:editing-duration>PT1H53M</meta:editing-duration>
    <meta:editing-cycles>40</meta:editing-cycles>
    <meta:document-statistic meta:table-count="3" meta:cell-count="1266" meta:object-count="0"/>
    <meta:user-defined meta:name=""/>
    <meta:user-defined meta:name="ContentType">Documento</meta:user-defined>
    <meta:user-defined meta:name="display_urn:schemas-microsoft-com:office:office#Author">George Cespedes Tapia</meta:user-defined>
    <meta:user-defined meta:name="display_urn:schemas-microsoft-com:office:office#Editor">George Cespedes Tapia</meta:user-defined>
  </office:meta>
</office:document-meta>
</file>